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a933" draw:fill-color="#ffffff"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svg:stroke-color="#00a933" draw:fill-color="#ffffff" draw:textarea-horizontal-align="justify" draw:textarea-vertical-align="middle" draw:auto-grow-height="false" fo:min-height="0.75cm" fo:min-width="0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a933" draw:fill-color="#00a933" draw:textarea-horizontal-align="justify" draw:textarea-vertical-align="middle" draw:auto-grow-height="false" fo:min-height="0.75cm" fo:min-width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12" style:family="graphic" style:parent-style-name="standard">
      <style:graphic-properties svg:stroke-width="0.053cm" svg:stroke-color="#00a933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35cm" svg:stroke-color="#00a933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8" style:family="graphic" style:parent-style-name="standard">
      <style:graphic-properties svg:stroke-color="#00a933" draw:fill-color="#ff0000" draw:textarea-horizontal-align="justify" draw:textarea-vertical-align="middle" draw:auto-grow-height="false" fo:min-height="0.75cm" fo:min-width="0.5cm"/>
      <style:paragraph-properties style:writing-mode="lr-tb"/>
    </style:style>
    <style:style style:name="gr19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20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1" style:family="graphic" style:parent-style-name="objectwithoutfill">
      <style:graphic-properties svg:stroke-color="#ff0000" draw:marker-end="Arrow" draw:marker-end-width="0.3cm" draw:fill="solid" draw:fill-color="#000000" draw:textarea-vertical-align="middle"/>
    </style:style>
    <style:style style:name="gr22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23" style:family="graphic" style:parent-style-name="objectwithoutfill">
      <style:graphic-properties svg:stroke-color="#ff0000" draw:marker-end="Arrow" draw:marker-end-width="0.3cm" draw:fill="solid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30pt" style:font-size-asian="30pt" style:font-size-complex="30pt"/>
    </style:style>
    <style:style style:name="P8" style:family="paragraph">
      <loext:graphic-properties draw:fill-color="#00a933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fo:color="#000000" fo:font-size="15pt" style:font-size-asian="15pt" style:font-size-complex="15pt"/>
    </style:style>
    <style:style style:name="P11" style:family="paragraph">
      <loext:graphic-properties draw:fill-color="#00a933"/>
      <style:paragraph-properties fo:text-align="center" style:writing-mode="lr-tb"/>
      <style:text-properties fo:color="#000000" fo:font-size="15pt" style:font-size-asian="15pt" style:font-size-complex="15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color="#000000" fo:font-size="15pt" style:font-size-asian="15pt" style:font-size-complex="15pt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-color="#ff0000"/>
      <style:paragraph-properties fo:text-align="center" style:writing-mode="lr-tb"/>
      <style:text-properties fo:font-size="15pt" style:font-size-asian="15pt" style:font-size-complex="15pt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-color="#ff0000"/>
      <style:paragraph-properties fo:text-align="center" style:writing-mode="lr-tb"/>
      <style:text-properties fo:color="#000000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03cm" svg:y="0.631cm" presentation:class="title" presentation:user-transformed="true">
          <draw:text-box>
            <text:p>Questão 33 – Árvore B+</text:p>
          </draw:text-box>
        </draw:frame>
        <draw:custom-shape draw:style-name="gr1" draw:text-style-name="P3" draw:layer="layout" svg:width="1cm" svg:height="1cm" svg:x="12cm" svg:y="3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3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3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15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OX</text:span></text:p>
          </draw:text-box>
        </draw:frame>
        <draw:custom-shape draw:style-name="gr1" draw:text-style-name="P3" draw:layer="layout" svg:width="1cm" svg:height="1cm" svg:x="12cm" svg:y="3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3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3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5cm" svg:y="3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7.826cm" svg:height="1.673cm" svg:x="1.2cm" svg:y="3.6cm">
          <draw:text-box>
            <text:p>Insere OX na raiz pois a</text:p>
            <text:p>página tem valores vazios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OD</text:span></text:p>
          </draw:text-box>
        </draw:frame>
        <draw:custom-shape draw:style-name="gr4" draw:text-style-name="P11" draw:layer="layout" svg:width="1cm" svg:height="1cm" svg:x="12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6cm" svg:height="2cm" svg:x="1.2cm" svg:y="2.6cm">
          <draw:text-box>
            <text:p>Agora que está cheia devemos dividir para inserir OD, e o elemento mais a esquerda da segunda página é promovido (OD), e ligado a pagina anterior</text:p>
          </draw:text-box>
        </draw:frame>
        <draw:custom-shape draw:style-name="gr1" draw:text-style-name="P3" draw:layer="layout" svg:width="1cm" svg:height="1cm" svg:x="8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1cm" svg:height="1cm" svg:x="16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8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cm" svg:y1="5.8cm" svg:x2="10cm" svg:y2="6.8cm">
          <text:p/>
        </draw:line>
        <draw:line draw:style-name="gr8" draw:text-style-name="P12" draw:layer="layout" svg:x1="13cm" svg:y1="5.8cm" svg:x2="18cm" svg:y2="6.8cm">
          <text:p/>
        </draw:line>
        <draw:connector draw:style-name="gr9" draw:text-style-name="P13" draw:layer="layout" svg:x1="12cm" svg:y1="7.3cm" svg:x2="16cm" svg:y2="7.3cm" draw:start-shape="id1" draw:start-glue-point="1" draw:end-shape="id2" draw:end-glue-point="3" svg:d="M12000 7300h4000" svg:viewBox="0 0 4001 1">
          <text:p/>
        </draw:connecto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OS</text:span></text:p>
          </draw:text-box>
        </draw:frame>
        <draw:custom-shape draw:style-name="gr1" draw:text-style-name="P14" draw:layer="layout" svg:width="1cm" svg:height="1cm" svg:x="12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8cm" svg:height="3.806cm" svg:x="1.2cm" svg:y="2.6cm">
          <draw:text-box>
            <text:p>Inserção simples de OS</text:p>
            <text:p/>
            <text:p>OS &gt; OD</text:p>
            <text:p>OS &gt; ON</text:p>
            <text:p>OS &lt; OX</text:p>
          </draw:text-box>
        </draw:frame>
        <draw:custom-shape draw:style-name="gr1" draw:text-style-name="P3" draw:layer="layout" svg:width="1cm" svg:height="1cm" svg:x="8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1cm" svg:height="1cm" svg:x="16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8cm" svg:y="6.8cm">
          <text:p text:style-name="P2"><text:span text:style-name="T1">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9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cm" svg:y1="5.8cm" svg:x2="10cm" svg:y2="6.8cm">
          <text:p/>
        </draw:line>
        <draw:line draw:style-name="gr8" draw:text-style-name="P12" draw:layer="layout" svg:x1="13cm" svg:y1="5.8cm" svg:x2="18cm" svg:y2="6.8cm">
          <text:p/>
        </draw:line>
        <draw:connector draw:style-name="gr9" draw:text-style-name="P13" draw:layer="layout" svg:x1="12cm" svg:y1="7.3cm" svg:x2="16cm" svg:y2="7.3cm" draw:start-shape="id3" draw:start-glue-point="1" draw:end-shape="id4" draw:end-glue-point="3" svg:d="M12000 7300h4000" svg:viewBox="0 0 4001 1">
          <text:p/>
        </draw:connecto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OW</text:span></text:p>
          </draw:text-box>
        </draw:frame>
        <draw:custom-shape draw:style-name="gr1" draw:text-style-name="P14" draw:layer="layout" svg:width="1cm" svg:height="1cm" svg:x="12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4cm" svg:height="3.806cm" svg:x="1.2cm" svg:y="2.6cm">
          <draw:text-box>
            <text:p>OW é inserido na pagina a direita de OD, como a pagina está cheia ela é dividida em duas</text:p>
          </draw:text-box>
        </draw:frame>
        <draw:custom-shape draw:style-name="gr1" draw:text-style-name="P3" draw:layer="layout" svg:width="1cm" svg:height="1cm" svg:x="8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1cm" svg:height="1cm" svg:x="16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9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cm" svg:y1="5.8cm" svg:x2="10cm" svg:y2="6.8cm">
          <text:p/>
        </draw:line>
        <draw:line draw:style-name="gr7" draw:text-style-name="P12" draw:layer="layout" svg:x1="13cm" svg:y1="5.8cm" svg:x2="18cm" svg:y2="6.8cm">
          <text:p/>
        </draw:line>
        <draw:connector draw:style-name="gr9" draw:text-style-name="P13" draw:layer="layout" svg:x1="12cm" svg:y1="7.3cm" svg:x2="16cm" svg:y2="7.3cm" draw:start-shape="id5" draw:start-glue-point="1" draw:end-shape="id6" draw:end-glue-point="3" svg:d="M12000 7300h4000" svg:viewBox="0 0 4001 1">
          <text:p/>
        </draw:connector>
        <draw:custom-shape draw:style-name="gr1" draw:text-style-name="P3" draw:layer="layout" svg:width="1cm" svg:height="1cm" svg:x="21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22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3cm" svg:y="6.8cm">
          <text:p text:style-name="P2"><text:span text:style-name="T1">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4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OW</text:span></text:p>
          </draw:text-box>
        </draw:frame>
        <draw:custom-shape draw:style-name="gr1" draw:text-style-name="P14" draw:layer="layout" svg:width="1cm" svg:height="1cm" svg:x="13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4.8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3.4cm" svg:height="1.8cm" svg:x="1.2cm" svg:y="2.6cm">
          <draw:text-box>
            <text:p>Como OW foi inserido na nova pagina, o elemento mais a esquerda é promovido, nesse caso o OS</text:p>
          </draw:text-box>
        </draw:frame>
        <draw:custom-shape draw:style-name="gr1" draw:text-style-name="P3" draw:layer="layout" svg:width="1cm" svg:height="1cm" svg:x="8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7" draw:id="id7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1cm" svg:height="1cm" svg:x="13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3cm" svg:y1="5.8cm" svg:x2="10cm" svg:y2="6.8cm">
          <text:p/>
        </draw:line>
        <draw:line draw:style-name="gr7" draw:text-style-name="P12" draw:layer="layout" svg:x1="14cm" svg:y1="5.8cm" svg:x2="14cm" svg:y2="6.8cm">
          <text:p/>
        </draw:line>
        <draw:connector draw:style-name="gr9" draw:text-style-name="P13" draw:layer="layout" svg:x1="12cm" svg:y1="7.3cm" svg:x2="13cm" svg:y2="7.3cm" draw:start-shape="id7" draw:start-glue-point="1" draw:end-shape="id8" draw:end-glue-point="3" svg:d="M12000 7300h1000" svg:viewBox="0 0 1001 1">
          <text:p/>
        </draw:connector>
        <draw:custom-shape draw:style-name="gr4" draw:text-style-name="P8" draw:layer="layout" svg:width="1cm" svg:height="1cm" svg:x="18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cm" svg:y="6.8cm">
          <text:p text:style-name="P2"><text:span text:style-name="T1">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1cm" svg:y="6.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5cm" svg:y1="5.8cm" svg:x2="20cm" svg:y2="6.8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OW</text:span></text:p>
          </draw:text-box>
        </draw:frame>
        <draw:custom-shape draw:style-name="gr1" draw:text-style-name="P14" draw:layer="layout" svg:width="1cm" svg:height="1cm" svg:x="13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4.8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3.4cm" svg:height="1.8cm" svg:x="1.2cm" svg:y="2.6cm">
          <draw:text-box>
            <text:p>A pagina anterior deve ser ligada a nova</text:p>
          </draw:text-box>
        </draw:frame>
        <draw:custom-shape draw:style-name="gr1" draw:text-style-name="P3" draw:layer="layout" svg:width="1cm" svg:height="1cm" svg:x="8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1cm" svg:height="1cm" svg:x="13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1" draw:id="id11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3cm" svg:y1="5.8cm" svg:x2="10cm" svg:y2="6.8cm">
          <text:p/>
        </draw:line>
        <draw:line draw:style-name="gr7" draw:text-style-name="P12" draw:layer="layout" svg:x1="14cm" svg:y1="5.8cm" svg:x2="14cm" svg:y2="6.8cm">
          <text:p/>
        </draw:line>
        <draw:connector draw:style-name="gr9" draw:text-style-name="P13" draw:layer="layout" svg:x1="12cm" svg:y1="7.3cm" svg:x2="13cm" svg:y2="7.3cm" draw:start-shape="id9" draw:start-glue-point="1" draw:end-shape="id10" draw:end-glue-point="3" svg:d="M12000 7300h1000" svg:viewBox="0 0 1001 1">
          <text:p/>
        </draw:connector>
        <draw:custom-shape draw:style-name="gr1" draw:text-style-name="P3" xml:id="id12" draw:id="id12" draw:layer="layout" svg:width="1cm" svg:height="1cm" svg:x="18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cm" svg:y="6.8cm">
          <text:p text:style-name="P2"><text:span text:style-name="T1">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1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5.8cm" svg:x2="20cm" svg:y2="6.8cm">
          <text:p/>
        </draw:line>
        <draw:connector draw:style-name="gr12" draw:text-style-name="P13" draw:layer="layout" svg:x1="17cm" svg:y1="7.3cm" svg:x2="18cm" svg:y2="7.3cm" draw:start-shape="id11" draw:start-glue-point="1" draw:end-shape="id12" draw:end-glue-point="3" svg:d="M17000 7300h1000" svg:viewBox="0 0 1001 1">
          <text:p/>
        </draw:connecto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MU</text:span></text:p>
          </draw:text-box>
        </draw:frame>
        <draw:custom-shape draw:style-name="gr1" draw:text-style-name="P14" draw:layer="layout" svg:width="1cm" svg:height="1cm" svg:x="13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8cm" svg:y="6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3" draw:id="id13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4" draw:id="id14" draw:layer="layout" svg:width="1cm" svg:height="1cm" svg:x="13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5" draw:id="id15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3cm" svg:y1="5.8cm" svg:x2="10cm" svg:y2="6.8cm">
          <text:p/>
        </draw:line>
        <draw:line draw:style-name="gr7" draw:text-style-name="P12" draw:layer="layout" svg:x1="14cm" svg:y1="5.8cm" svg:x2="14cm" svg:y2="6.8cm">
          <text:p/>
        </draw:line>
        <draw:connector draw:style-name="gr9" draw:text-style-name="P13" draw:layer="layout" svg:x1="12cm" svg:y1="7.3cm" svg:x2="13cm" svg:y2="7.3cm" draw:start-shape="id13" draw:start-glue-point="1" draw:end-shape="id14" draw:end-glue-point="3" svg:d="M12000 7300h1000" svg:viewBox="0 0 1001 1">
          <text:p/>
        </draw:connector>
        <draw:custom-shape draw:style-name="gr1" draw:text-style-name="P3" xml:id="id16" draw:id="id16" draw:layer="layout" svg:width="1cm" svg:height="1cm" svg:x="18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cm" svg:y="6.8cm">
          <text:p text:style-name="P2"><text:span text:style-name="T1">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1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5.8cm" svg:x2="20cm" svg:y2="6.8cm">
          <text:p/>
        </draw:line>
        <draw:connector draw:style-name="gr13" draw:text-style-name="P13" draw:layer="layout" svg:x1="17cm" svg:y1="7.3cm" svg:x2="18cm" svg:y2="7.3cm" draw:start-shape="id15" draw:start-glue-point="1" draw:end-shape="id16" draw:end-glue-point="3" svg:d="M17000 7300h1000" svg:viewBox="0 0 1001 1">
          <text:p/>
        </draw:connector>
        <draw:frame draw:style-name="gr10" draw:text-style-name="P9" draw:layer="layout" svg:width="8cm" svg:height="3.806cm" svg:x="1.2cm" svg:y="2.6cm">
          <draw:text-box>
            <text:p>Inserção simples de MU</text:p>
            <text:p/>
            <text:p>MU &lt; OD</text:p>
            <text:p>MU &lt; MZ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PC</text:span></text:p>
          </draw:text-box>
        </draw:frame>
        <draw:custom-shape draw:style-name="gr1" draw:text-style-name="P14" draw:layer="layout" svg:width="1cm" svg:height="1cm" svg:x="13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8cm" svg:y="6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8" draw:id="id18" draw:layer="layout" svg:width="1cm" svg:height="1cm" svg:x="13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9" draw:id="id19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3cm" svg:y1="5.8cm" svg:x2="10cm" svg:y2="6.8cm">
          <text:p/>
        </draw:line>
        <draw:line draw:style-name="gr7" draw:text-style-name="P12" draw:layer="layout" svg:x1="14cm" svg:y1="5.8cm" svg:x2="14cm" svg:y2="6.8cm">
          <text:p/>
        </draw:line>
        <draw:connector draw:style-name="gr9" draw:text-style-name="P13" draw:layer="layout" svg:x1="12cm" svg:y1="7.3cm" svg:x2="13cm" svg:y2="7.3cm" draw:start-shape="id17" draw:start-glue-point="1" draw:end-shape="id18" draw:end-glue-point="3" svg:d="M12000 7300h1000" svg:viewBox="0 0 1001 1">
          <text:p/>
        </draw:connector>
        <draw:custom-shape draw:style-name="gr1" draw:text-style-name="P3" xml:id="id20" draw:id="id20" draw:layer="layout" svg:width="1cm" svg:height="1cm" svg:x="18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cm" svg:y="6.8cm">
          <text:p text:style-name="P2"><text:span text:style-name="T1">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cm" svg:height="1cm" svg:x="21cm" svg:y="6.8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5cm" svg:y1="5.8cm" svg:x2="20cm" svg:y2="6.8cm">
          <text:p/>
        </draw:line>
        <draw:connector draw:style-name="gr13" draw:text-style-name="P13" draw:layer="layout" svg:x1="17cm" svg:y1="7.3cm" svg:x2="18cm" svg:y2="7.3cm" draw:start-shape="id19" draw:start-glue-point="1" draw:end-shape="id20" draw:end-glue-point="3" svg:d="M17000 7300h1000" svg:viewBox="0 0 1001 1">
          <text:p/>
        </draw:connector>
        <draw:frame draw:style-name="gr10" draw:text-style-name="P9" draw:layer="layout" svg:width="8cm" svg:height="3.806cm" svg:x="1.2cm" svg:y="2.6cm">
          <draw:text-box>
            <text:p>Inserção simples de PC</text:p>
            <text:p/>
            <text:p>PC &gt; OS</text:p>
            <text:p>PC &gt; OX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PH</text:span></text:p>
          </draw:text-box>
        </draw:frame>
        <draw:custom-shape draw:style-name="gr1" draw:text-style-name="P14" draw:layer="layout" svg:width="1cm" svg:height="1cm" svg:x="13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8cm" svg:y="6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1" draw:id="id21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22" draw:id="id22" draw:layer="layout" svg:width="1cm" svg:height="1cm" svg:x="13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3" draw:id="id23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3cm" svg:y1="5.8cm" svg:x2="10cm" svg:y2="6.8cm">
          <text:p/>
        </draw:line>
        <draw:line draw:style-name="gr7" draw:text-style-name="P12" draw:layer="layout" svg:x1="14cm" svg:y1="5.8cm" svg:x2="14cm" svg:y2="6.8cm">
          <text:p/>
        </draw:line>
        <draw:connector draw:style-name="gr9" draw:text-style-name="P13" draw:layer="layout" svg:x1="12cm" svg:y1="7.3cm" svg:x2="13cm" svg:y2="7.3cm" draw:start-shape="id21" draw:start-glue-point="1" draw:end-shape="id22" draw:end-glue-point="3" svg:d="M12000 7300h1000" svg:viewBox="0 0 1001 1">
          <text:p/>
        </draw:connector>
        <draw:custom-shape draw:style-name="gr1" draw:text-style-name="P3" xml:id="id24" draw:id="id24" draw:layer="layout" svg:width="1cm" svg:height="1cm" svg:x="18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1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5.8cm" svg:x2="20cm" svg:y2="6.8cm">
          <text:p/>
        </draw:line>
        <draw:connector draw:style-name="gr13" draw:text-style-name="P13" draw:layer="layout" svg:x1="17cm" svg:y1="7.3cm" svg:x2="18cm" svg:y2="7.3cm" draw:start-shape="id23" draw:start-glue-point="1" draw:end-shape="id24" draw:end-glue-point="3" svg:d="M17000 7300h1000" svg:viewBox="0 0 1001 1">
          <text:p/>
        </draw:connector>
        <draw:frame draw:style-name="gr10" draw:text-style-name="P9" draw:layer="layout" svg:width="14cm" svg:height="3.806cm" svg:x="1.2cm" svg:y="2.6cm">
          <draw:text-box>
            <text:p>PH é inserido na pagina a direita de OS, como a pagina está cheia ela é dividida em duas</text:p>
          </draw:text-box>
        </draw:frame>
        <draw:custom-shape draw:style-name="gr1" draw:text-style-name="P3" draw:layer="layout" svg:width="1cm" svg:height="1cm" svg:x="22.4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3.4cm" svg:y="6.8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24.4cm" svg:y="6.8cm">
          <text:p text:style-name="P2"><text:span text:style-name="T1">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5.4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PH</text:span></text:p>
          </draw:text-box>
        </draw:frame>
        <draw:custom-shape draw:style-name="gr1" draw:text-style-name="P14" draw:layer="layout" svg:width="1cm" svg:height="1cm" svg:x="13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5cm" svg:y="4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8cm" svg:y="6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5" draw:id="id25" draw:layer="layout" svg:width="1cm" svg:height="1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26" draw:id="id26" draw:layer="layout" svg:width="1cm" svg:height="1cm" svg:x="13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7" draw:id="id27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3cm" svg:y1="5.8cm" svg:x2="10cm" svg:y2="6.8cm">
          <text:p/>
        </draw:line>
        <draw:line draw:style-name="gr7" draw:text-style-name="P12" draw:layer="layout" svg:x1="14cm" svg:y1="5.8cm" svg:x2="14cm" svg:y2="6.8cm">
          <text:p/>
        </draw:line>
        <draw:connector draw:style-name="gr9" draw:text-style-name="P13" draw:layer="layout" svg:x1="12cm" svg:y1="7.3cm" svg:x2="13cm" svg:y2="7.3cm" draw:start-shape="id25" draw:start-glue-point="1" draw:end-shape="id26" draw:end-glue-point="3" svg:d="M12000 7300h1000" svg:viewBox="0 0 1001 1">
          <text:p/>
        </draw:connector>
        <draw:custom-shape draw:style-name="gr1" draw:text-style-name="P3" xml:id="id28" draw:id="id28" draw:layer="layout" svg:width="1cm" svg:height="1cm" svg:x="18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1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5.8cm" svg:x2="20cm" svg:y2="6.8cm">
          <text:p/>
        </draw:line>
        <draw:connector draw:style-name="gr13" draw:text-style-name="P13" draw:layer="layout" svg:x1="17cm" svg:y1="7.3cm" svg:x2="18cm" svg:y2="7.3cm" draw:start-shape="id27" draw:start-glue-point="1" draw:end-shape="id28" draw:end-glue-point="3" svg:d="M17000 7300h1000" svg:viewBox="0 0 1001 1">
          <text:p/>
        </draw:connector>
        <draw:custom-shape draw:style-name="gr4" draw:text-style-name="P8" draw:layer="layout" svg:width="1cm" svg:height="1cm" svg:x="22.4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3.4cm" svg:y="6.8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.4cm" svg:y="6.8cm">
          <text:p text:style-name="P2"><text:span text:style-name="T1">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5.4cm" svg:y="6.8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3.4cm" svg:height="1.8cm" svg:x="1.2cm" svg:y="2.6cm">
          <draw:text-box>
            <text:p>Como PH foi inserido na nova pagina, o elemento mais a esquerda é promovido, nesse caso o OX</text:p>
          </draw:text-box>
        </draw:frame>
        <draw:line draw:style-name="gr8" draw:text-style-name="P12" draw:layer="layout" svg:x1="16cm" svg:y1="5.8cm" svg:x2="24.4cm" svg:y2="6.8cm">
          <text:p/>
        </draw:lin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PH</text:span></text:p>
          </draw:text-box>
        </draw:frame>
        <draw:custom-shape draw:style-name="gr1" draw:text-style-name="P14" draw:layer="layout" svg:width="1cm" svg:height="1cm" svg:x="13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5cm" svg:y="6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5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5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9" draw:id="id29" draw:layer="layout" svg:width="1cm" svg:height="1cm" svg:x="8.5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30" draw:id="id30" draw:layer="layout" svg:width="1cm" svg:height="1cm" svg:x="10.5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5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2.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1" draw:id="id31" draw:layer="layout" svg:width="1cm" svg:height="1cm" svg:x="13.5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3cm" svg:y1="5.8cm" svg:x2="7.5cm" svg:y2="6.8cm">
          <text:p/>
        </draw:line>
        <draw:line draw:style-name="gr7" draw:text-style-name="P12" draw:layer="layout" svg:x1="14cm" svg:y1="5.8cm" svg:x2="12.5cm" svg:y2="6.8cm">
          <text:p/>
        </draw:line>
        <draw:connector draw:style-name="gr9" draw:text-style-name="P13" draw:layer="layout" svg:x1="9.5cm" svg:y1="7.3cm" svg:x2="10.5cm" svg:y2="7.3cm" draw:start-shape="id29" draw:start-glue-point="1" draw:end-shape="id30" draw:end-glue-point="3" svg:d="M9500 7300h1000" svg:viewBox="0 0 1001 1">
          <text:p/>
        </draw:connector>
        <draw:custom-shape draw:style-name="gr1" draw:text-style-name="P3" xml:id="id32" draw:id="id32" draw:layer="layout" svg:width="1cm" svg:height="1cm" svg:x="15.5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5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.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3" draw:id="id33" draw:layer="layout" svg:width="1cm" svg:height="1cm" svg:x="18.5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5.8cm" svg:x2="17.5cm" svg:y2="6.8cm">
          <text:p/>
        </draw:line>
        <draw:connector draw:style-name="gr13" draw:text-style-name="P13" draw:layer="layout" svg:x1="14.5cm" svg:y1="7.3cm" svg:x2="15.5cm" svg:y2="7.3cm" draw:start-shape="id31" draw:start-glue-point="1" draw:end-shape="id32" draw:end-glue-point="3" svg:d="M14500 7300h1000" svg:viewBox="0 0 1001 1">
          <text:p/>
        </draw:connector>
        <draw:custom-shape draw:style-name="gr1" draw:text-style-name="P3" xml:id="id34" draw:id="id34" draw:layer="layout" svg:width="1cm" svg:height="1cm" svg:x="20.6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6cm" svg:y="6.8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2.6cm" svg:y="6.8cm">
          <text:p text:style-name="P2"><text:span text:style-name="T1">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3.6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6cm" svg:y1="5.8cm" svg:x2="22.6cm" svg:y2="6.8cm">
          <text:p/>
        </draw:line>
        <draw:frame draw:style-name="gr11" draw:text-style-name="P9" draw:layer="layout" svg:width="23.4cm" svg:height="1.8cm" svg:x="1.2cm" svg:y="2.6cm">
          <draw:text-box>
            <text:p>A pagina anterior deve ser ligada a nova</text:p>
          </draw:text-box>
        </draw:frame>
        <draw:connector draw:style-name="gr14" draw:text-style-name="P13" draw:layer="layout" svg:x1="19.5cm" svg:y1="7.3cm" svg:x2="20.6cm" svg:y2="7.3cm" draw:start-shape="id33" draw:start-glue-point="1" draw:end-shape="id34" draw:end-glue-point="3" svg:d="M19500 7300h1100" svg:viewBox="0 0 1101 1">
          <text:p/>
        </draw:connecto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MP</text:span></text:p>
          </draw:text-box>
        </draw:frame>
        <draw:custom-shape draw:style-name="gr1" draw:text-style-name="P14" draw:layer="layout" svg:width="1cm" svg:height="1cm" svg:x="13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5.5cm" svg:y="6.8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5cm" svg:y="6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5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5" draw:id="id35" draw:layer="layout" svg:width="1cm" svg:height="1cm" svg:x="8.5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6" draw:id="id36" draw:layer="layout" svg:width="1cm" svg:height="1cm" svg:x="10.5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5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2.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7" draw:id="id37" draw:layer="layout" svg:width="1cm" svg:height="1cm" svg:x="13.5cm" svg:y="6.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3cm" svg:y1="5.8cm" svg:x2="7.5cm" svg:y2="6.8cm">
          <text:p/>
        </draw:line>
        <draw:line draw:style-name="gr7" draw:text-style-name="P12" draw:layer="layout" svg:x1="14cm" svg:y1="5.8cm" svg:x2="12.5cm" svg:y2="6.8cm">
          <text:p/>
        </draw:line>
        <draw:connector draw:style-name="gr9" draw:text-style-name="P13" draw:layer="layout" svg:x1="9.5cm" svg:y1="7.3cm" svg:x2="10.5cm" svg:y2="7.3cm" draw:start-shape="id35" draw:start-glue-point="1" draw:end-shape="id36" draw:end-glue-point="3" svg:d="M9500 7300h1000" svg:viewBox="0 0 1001 1">
          <text:p/>
        </draw:connector>
        <draw:custom-shape draw:style-name="gr1" draw:text-style-name="P3" xml:id="id38" draw:id="id38" draw:layer="layout" svg:width="1cm" svg:height="1cm" svg:x="15.5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5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.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9" draw:id="id39" draw:layer="layout" svg:width="1cm" svg:height="1cm" svg:x="18.5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5.8cm" svg:x2="17.5cm" svg:y2="6.8cm">
          <text:p/>
        </draw:line>
        <draw:connector draw:style-name="gr13" draw:text-style-name="P13" draw:layer="layout" svg:x1="14.5cm" svg:y1="7.3cm" svg:x2="15.5cm" svg:y2="7.3cm" draw:start-shape="id37" draw:start-glue-point="1" draw:end-shape="id38" draw:end-glue-point="3" svg:d="M14500 7300h1000" svg:viewBox="0 0 1001 1">
          <text:p/>
        </draw:connector>
        <draw:custom-shape draw:style-name="gr1" draw:text-style-name="P3" xml:id="id40" draw:id="id40" draw:layer="layout" svg:width="1cm" svg:height="1cm" svg:x="20.6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6cm" svg:y="6.8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2.6cm" svg:y="6.8cm">
          <text:p text:style-name="P2"><text:span text:style-name="T1">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3.6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6cm" svg:y1="5.8cm" svg:x2="22.6cm" svg:y2="6.8cm">
          <text:p/>
        </draw:line>
        <draw:connector draw:style-name="gr9" draw:text-style-name="P13" draw:layer="layout" svg:x1="19.5cm" svg:y1="7.3cm" svg:x2="20.6cm" svg:y2="7.3cm" draw:start-shape="id39" draw:start-glue-point="1" draw:end-shape="id40" draw:end-glue-point="3" svg:d="M19500 7300h1100" svg:viewBox="0 0 1101 1">
          <text:p/>
        </draw:connector>
        <draw:frame draw:style-name="gr15" draw:text-style-name="P9" draw:layer="layout" svg:width="8cm" svg:height="3.095cm" svg:x="1.2cm" svg:y="2.6cm">
          <draw:text-box>
            <text:p>Inserção simples de MP</text:p>
            <text:p/>
            <text:p>MP &lt; OD</text:p>
            <text:p>MP &lt; MU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PM</text:span></text:p>
          </draw:text-box>
        </draw:frame>
        <draw:custom-shape draw:style-name="gr1" draw:text-style-name="P14" draw:layer="layout" svg:width="1cm" svg:height="1cm" svg:x="13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5cm" svg:y="6.8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5cm" svg:y="6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5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1" draw:id="id41" draw:layer="layout" svg:width="1cm" svg:height="1cm" svg:x="8.5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2" draw:id="id42" draw:layer="layout" svg:width="1cm" svg:height="1cm" svg:x="10.5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5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2.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3" draw:id="id43" draw:layer="layout" svg:width="1cm" svg:height="1cm" svg:x="13.5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3cm" svg:y1="5.8cm" svg:x2="7.5cm" svg:y2="6.8cm">
          <text:p/>
        </draw:line>
        <draw:line draw:style-name="gr7" draw:text-style-name="P12" draw:layer="layout" svg:x1="14cm" svg:y1="5.8cm" svg:x2="12.5cm" svg:y2="6.8cm">
          <text:p/>
        </draw:line>
        <draw:connector draw:style-name="gr9" draw:text-style-name="P13" draw:layer="layout" svg:x1="9.5cm" svg:y1="7.3cm" svg:x2="10.5cm" svg:y2="7.3cm" draw:start-shape="id41" draw:start-glue-point="1" draw:end-shape="id42" draw:end-glue-point="3" svg:d="M9500 7300h1000" svg:viewBox="0 0 1001 1">
          <text:p/>
        </draw:connector>
        <draw:custom-shape draw:style-name="gr1" draw:text-style-name="P3" xml:id="id44" draw:id="id44" draw:layer="layout" svg:width="1cm" svg:height="1cm" svg:x="15.5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5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.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5" draw:id="id45" draw:layer="layout" svg:width="1cm" svg:height="1cm" svg:x="18.5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5.8cm" svg:x2="17.5cm" svg:y2="6.8cm">
          <text:p/>
        </draw:line>
        <draw:connector draw:style-name="gr13" draw:text-style-name="P13" draw:layer="layout" svg:x1="14.5cm" svg:y1="7.3cm" svg:x2="15.5cm" svg:y2="7.3cm" draw:start-shape="id43" draw:start-glue-point="1" draw:end-shape="id44" draw:end-glue-point="3" svg:d="M14500 7300h1000" svg:viewBox="0 0 1001 1">
          <text:p/>
        </draw:connector>
        <draw:custom-shape draw:style-name="gr1" draw:text-style-name="P3" xml:id="id46" draw:id="id46" draw:layer="layout" svg:width="1cm" svg:height="1cm" svg:x="20.6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6cm" svg:y="6.8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2.6cm" svg:y="6.8cm">
          <text:p text:style-name="P2"><text:span text:style-name="T1">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cm" svg:height="1cm" svg:x="23.6cm" svg:y="6.8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6cm" svg:y1="5.8cm" svg:x2="22.6cm" svg:y2="6.8cm">
          <text:p/>
        </draw:line>
        <draw:connector draw:style-name="gr9" draw:text-style-name="P13" draw:layer="layout" svg:x1="19.5cm" svg:y1="7.3cm" svg:x2="20.6cm" svg:y2="7.3cm" draw:start-shape="id45" draw:start-glue-point="1" draw:end-shape="id46" draw:end-glue-point="3" svg:d="M19500 7300h1100" svg:viewBox="0 0 1101 1">
          <text:p/>
        </draw:connector>
        <draw:frame draw:style-name="gr15" draw:text-style-name="P9" draw:layer="layout" svg:width="8cm" svg:height="3.095cm" svg:x="1.2cm" svg:y="2.6cm">
          <draw:text-box>
            <text:p>Inserção simples de PM</text:p>
            <text:p/>
            <text:p>PM &gt; OX</text:p>
            <text:p>PM &gt; PH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MS</text:span></text:p>
          </draw:text-box>
        </draw:frame>
        <draw:custom-shape draw:style-name="gr1" draw:text-style-name="P14" draw:layer="layout" svg:width="1cm" svg:height="1cm" svg:x="13cm" svg:y="4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5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5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5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47" draw:id="id47" draw:layer="layout" svg:width="1cm" svg:height="1cm" svg:x="8.5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48" draw:id="id48" draw:layer="layout" svg:width="1cm" svg:height="1cm" svg:x="10.5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5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2.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49" draw:id="id49" draw:layer="layout" svg:width="1cm" svg:height="1cm" svg:x="13.5cm" svg:y="6.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3cm" svg:y1="5.8cm" svg:x2="7.5cm" svg:y2="6.8cm">
          <text:p/>
        </draw:line>
        <draw:line draw:style-name="gr7" draw:text-style-name="P12" draw:layer="layout" svg:x1="14cm" svg:y1="5.8cm" svg:x2="12.5cm" svg:y2="6.8cm">
          <text:p/>
        </draw:line>
        <draw:connector draw:style-name="gr9" draw:text-style-name="P13" draw:layer="layout" svg:x1="9.5cm" svg:y1="7.3cm" svg:x2="10.5cm" svg:y2="7.3cm" draw:start-shape="id47" draw:start-glue-point="1" draw:end-shape="id48" draw:end-glue-point="3" svg:d="M9500 7300h1000" svg:viewBox="0 0 1001 1">
          <text:p/>
        </draw:connector>
        <draw:custom-shape draw:style-name="gr1" draw:text-style-name="P3" xml:id="id50" draw:id="id50" draw:layer="layout" svg:width="1cm" svg:height="1cm" svg:x="15.5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5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.5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51" draw:id="id51" draw:layer="layout" svg:width="1cm" svg:height="1cm" svg:x="18.5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5.8cm" svg:x2="17.5cm" svg:y2="6.8cm">
          <text:p/>
        </draw:line>
        <draw:connector draw:style-name="gr13" draw:text-style-name="P13" draw:layer="layout" svg:x1="14.5cm" svg:y1="7.3cm" svg:x2="15.5cm" svg:y2="7.3cm" draw:start-shape="id49" draw:start-glue-point="1" draw:end-shape="id50" draw:end-glue-point="3" svg:d="M14500 7300h1000" svg:viewBox="0 0 1001 1">
          <text:p/>
        </draw:connector>
        <draw:custom-shape draw:style-name="gr1" draw:text-style-name="P3" xml:id="id52" draw:id="id52" draw:layer="layout" svg:width="1cm" svg:height="1cm" svg:x="20.6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6cm" svg:y="6.8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2.6cm" svg:y="6.8cm">
          <text:p text:style-name="P2"><text:span text:style-name="T1">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3.6cm" svg:y="6.8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6cm" svg:y1="5.8cm" svg:x2="22.6cm" svg:y2="6.8cm">
          <text:p/>
        </draw:line>
        <draw:connector draw:style-name="gr9" draw:text-style-name="P13" draw:layer="layout" svg:x1="19.5cm" svg:y1="7.3cm" svg:x2="20.6cm" svg:y2="7.3cm" draw:start-shape="id51" draw:start-glue-point="1" draw:end-shape="id52" draw:end-glue-point="3" svg:d="M19500 7300h1100" svg:viewBox="0 0 1101 1">
          <text:p/>
        </draw:connector>
        <draw:frame draw:style-name="gr10" draw:text-style-name="P9" draw:layer="layout" svg:width="21.4cm" svg:height="3.806cm" svg:x="1.2cm" svg:y="2.6cm">
          <draw:text-box>
            <text:p>MS é inserido na pagina a esquerda de MP, como a pagina está cheia ela é dividida em duas</text:p>
          </draw:text-box>
        </draw:frame>
        <draw:custom-shape draw:style-name="gr1" draw:text-style-name="P3" draw:layer="layout" svg:width="1cm" svg:height="1cm" svg:x="0.7cm" svg:y="6.8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.7cm" svg:y="6.8cm">
          <text:p text:style-name="P2"><text:span text:style-name="T1">M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.7cm" svg:y="6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3.7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MS</text:span></text:p>
          </draw:text-box>
        </draw:frame>
        <draw:custom-shape draw:style-name="gr4" draw:text-style-name="P11" draw:layer="layout" svg:width="1cm" svg:height="1cm" svg:x="12cm" svg:y="4.8cm">
          <text:p text:style-name="P10"><text:span text:style-name="T3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4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6.9cm" svg:y="6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9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8.9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3" draw:id="id53" draw:layer="layout" svg:width="1cm" svg:height="1cm" svg:x="9.9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54" draw:id="id54" draw:layer="layout" svg:width="1cm" svg:height="1cm" svg:x="11.9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2.9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.9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55" draw:id="id55" draw:layer="layout" svg:width="1cm" svg:height="1cm" svg:x="14.9cm" svg:y="6.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3cm" svg:y1="5.8cm" svg:x2="8.9cm" svg:y2="6.8cm">
          <text:p/>
        </draw:line>
        <draw:line draw:style-name="gr7" draw:text-style-name="P12" draw:layer="layout" svg:x1="14cm" svg:y1="5.8cm" svg:x2="12.5cm" svg:y2="6.8cm">
          <text:p/>
        </draw:line>
        <draw:connector draw:style-name="gr9" draw:text-style-name="P13" draw:layer="layout" svg:x1="10.9cm" svg:y1="7.3cm" svg:x2="11.9cm" svg:y2="7.3cm" draw:start-shape="id53" draw:start-glue-point="1" draw:end-shape="id54" draw:end-glue-point="3" svg:d="M10900 7300h1000" svg:viewBox="0 0 1001 1">
          <text:p/>
        </draw:connector>
        <draw:custom-shape draw:style-name="gr1" draw:text-style-name="P3" xml:id="id56" draw:id="id56" draw:layer="layout" svg:width="1cm" svg:height="1cm" svg:x="16.9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.9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8.9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57" draw:id="id57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5.8cm" svg:x2="17.5cm" svg:y2="6.8cm">
          <text:p/>
        </draw:line>
        <draw:connector draw:style-name="gr13" draw:text-style-name="P13" draw:layer="layout" svg:x1="15.9cm" svg:y1="7.3cm" svg:x2="16.9cm" svg:y2="7.3cm" draw:start-shape="id55" draw:start-glue-point="1" draw:end-shape="id56" draw:end-glue-point="3" svg:d="M15900 7300h1000" svg:viewBox="0 0 1001 1">
          <text:p/>
        </draw:connector>
        <draw:custom-shape draw:style-name="gr1" draw:text-style-name="P3" xml:id="id58" draw:id="id58" draw:layer="layout" svg:width="1cm" svg:height="1cm" svg:x="22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3cm" svg:y="6.8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cm" svg:y="6.8cm">
          <text:p text:style-name="P2"><text:span text:style-name="T1">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5cm" svg:y="6.8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6cm" svg:y1="5.8cm" svg:x2="22.6cm" svg:y2="6.8cm">
          <text:p/>
        </draw:line>
        <draw:connector draw:style-name="gr9" draw:text-style-name="P13" draw:layer="layout" svg:x1="20.9cm" svg:y1="7.3cm" svg:x2="22cm" svg:y2="7.3cm" draw:start-shape="id57" draw:start-glue-point="1" draw:end-shape="id58" draw:end-glue-point="3" svg:d="M20900 7300h1100" svg:viewBox="0 0 1101 1">
          <text:p/>
        </draw:connector>
        <draw:frame draw:style-name="gr16" draw:text-style-name="P9" draw:layer="layout" svg:width="24.2cm" svg:height="0.962cm" svg:x="1.2cm" svg:y="2.6cm">
          <draw:text-box>
            <text:p>O menor elemento da pagina deve ser movido para a pagina da direita e promovido</text:p>
          </draw:text-box>
        </draw:frame>
        <draw:custom-shape draw:style-name="gr1" draw:text-style-name="P3" draw:layer="layout" svg:width="1cm" svg:height="1cm" svg:x="1.8cm" svg:y="6.8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.8cm" svg:y="6.8cm">
          <text:p text:style-name="P2"><text:span text:style-name="T1">M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4.8cm" svg:y="6.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2cm" svg:y1="5.8cm" svg:x2="3.8cm" svg:y2="6.8cm">
          <text:p/>
        </draw:lin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MS</text:span></text:p>
          </draw:text-box>
        </draw:frame>
        <draw:custom-shape draw:style-name="gr1" draw:text-style-name="P14" draw:layer="layout" svg:width="1cm" svg:height="1cm" svg:x="12cm" svg:y="4.8cm">
          <text:p text:style-name="P10"><text:span text:style-name="T3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4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6" draw:id="id66" draw:layer="layout" svg:width="1cm" svg:height="1cm" svg:x="6.9cm" svg:y="6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9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8.9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9" draw:id="id59" draw:layer="layout" svg:width="1cm" svg:height="1cm" svg:x="9.9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60" draw:id="id60" draw:layer="layout" svg:width="1cm" svg:height="1cm" svg:x="11.9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2.9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.9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1" draw:id="id61" draw:layer="layout" svg:width="1cm" svg:height="1cm" svg:x="14.9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3cm" svg:y1="5.8cm" svg:x2="8.9cm" svg:y2="6.8cm">
          <text:p/>
        </draw:line>
        <draw:line draw:style-name="gr7" draw:text-style-name="P12" draw:layer="layout" svg:x1="14cm" svg:y1="5.8cm" svg:x2="12.5cm" svg:y2="6.8cm">
          <text:p/>
        </draw:line>
        <draw:connector draw:style-name="gr9" draw:text-style-name="P13" draw:layer="layout" svg:x1="10.9cm" svg:y1="7.3cm" svg:x2="11.9cm" svg:y2="7.3cm" draw:start-shape="id59" draw:start-glue-point="1" draw:end-shape="id60" draw:end-glue-point="3" svg:d="M10900 7300h1000" svg:viewBox="0 0 1001 1">
          <text:p/>
        </draw:connector>
        <draw:custom-shape draw:style-name="gr1" draw:text-style-name="P3" xml:id="id62" draw:id="id62" draw:layer="layout" svg:width="1cm" svg:height="1cm" svg:x="16.9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.9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8.9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3" draw:id="id63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5.8cm" svg:x2="17.5cm" svg:y2="6.8cm">
          <text:p/>
        </draw:line>
        <draw:connector draw:style-name="gr13" draw:text-style-name="P13" draw:layer="layout" svg:x1="15.9cm" svg:y1="7.3cm" svg:x2="16.9cm" svg:y2="7.3cm" draw:start-shape="id61" draw:start-glue-point="1" draw:end-shape="id62" draw:end-glue-point="3" svg:d="M15900 7300h1000" svg:viewBox="0 0 1001 1">
          <text:p/>
        </draw:connector>
        <draw:custom-shape draw:style-name="gr1" draw:text-style-name="P3" xml:id="id64" draw:id="id64" draw:layer="layout" svg:width="1cm" svg:height="1cm" svg:x="22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3cm" svg:y="6.8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cm" svg:y="6.8cm">
          <text:p text:style-name="P2"><text:span text:style-name="T1">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5cm" svg:y="6.8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6cm" svg:y1="5.8cm" svg:x2="22.6cm" svg:y2="6.8cm">
          <text:p/>
        </draw:line>
        <draw:connector draw:style-name="gr9" draw:text-style-name="P13" draw:layer="layout" svg:x1="20.9cm" svg:y1="7.3cm" svg:x2="22cm" svg:y2="7.3cm" draw:start-shape="id63" draw:start-glue-point="1" draw:end-shape="id64" draw:end-glue-point="3" svg:d="M20900 7300h1100" svg:viewBox="0 0 1101 1">
          <text:p/>
        </draw:connector>
        <draw:custom-shape draw:style-name="gr1" draw:text-style-name="P3" draw:layer="layout" svg:width="1cm" svg:height="1cm" svg:x="1.8cm" svg:y="6.8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.8cm" svg:y="6.8cm">
          <text:p text:style-name="P2"><text:span text:style-name="T1">M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65" draw:id="id65" draw:layer="layout" svg:width="1cm" svg:height="1cm" svg:x="4.8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cm" svg:y1="5.8cm" svg:x2="3.8cm" svg:y2="6.8cm">
          <text:p/>
        </draw:line>
        <draw:connector draw:style-name="gr14" draw:text-style-name="P13" draw:layer="layout" svg:x1="5.8cm" svg:y1="7.3cm" svg:x2="6.9cm" svg:y2="7.3cm" draw:start-shape="id65" draw:start-glue-point="1" draw:end-shape="id66" draw:end-glue-point="3" svg:d="M5800 7300h1100" svg:viewBox="0 0 1101 1">
          <text:p/>
        </draw:connector>
        <draw:frame draw:style-name="gr11" draw:text-style-name="P9" draw:layer="layout" svg:width="23.4cm" svg:height="1.8cm" svg:x="1.2cm" svg:y="2.6cm">
          <draw:text-box>
            <text:p>A pagina anterior deve ser ligada a nova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PR</text:span></text:p>
          </draw:text-box>
        </draw:frame>
        <draw:custom-shape draw:style-name="gr1" draw:text-style-name="P14" draw:layer="layout" svg:width="1cm" svg:height="1cm" svg:x="12cm" svg:y="4.8cm">
          <text:p text:style-name="P10"><text:span text:style-name="T3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4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4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4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74" draw:id="id74" draw:layer="layout" svg:width="1cm" svg:height="1cm" svg:x="6.9cm" svg:y="6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9cm" svg:y="6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8.9cm" svg:y="6.8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7" draw:id="id67" draw:layer="layout" svg:width="1cm" svg:height="1cm" svg:x="9.9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68" draw:id="id68" draw:layer="layout" svg:width="1cm" svg:height="1cm" svg:x="11.9cm" svg:y="6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2.9cm" svg:y="6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.9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69" draw:id="id69" draw:layer="layout" svg:width="1cm" svg:height="1cm" svg:x="14.9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3cm" svg:y1="5.8cm" svg:x2="8.9cm" svg:y2="6.8cm">
          <text:p/>
        </draw:line>
        <draw:line draw:style-name="gr7" draw:text-style-name="P12" draw:layer="layout" svg:x1="14cm" svg:y1="5.8cm" svg:x2="12.5cm" svg:y2="6.8cm">
          <text:p/>
        </draw:line>
        <draw:connector draw:style-name="gr9" draw:text-style-name="P13" draw:layer="layout" svg:x1="10.9cm" svg:y1="7.3cm" svg:x2="11.9cm" svg:y2="7.3cm" draw:start-shape="id67" draw:start-glue-point="1" draw:end-shape="id68" draw:end-glue-point="3" svg:d="M10900 7300h1000" svg:viewBox="0 0 1001 1">
          <text:p/>
        </draw:connector>
        <draw:custom-shape draw:style-name="gr1" draw:text-style-name="P3" xml:id="id70" draw:id="id70" draw:layer="layout" svg:width="1cm" svg:height="1cm" svg:x="16.9cm" svg:y="6.8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.9cm" svg:y="6.8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8.9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1" draw:id="id71" draw:layer="layout" svg:width="1cm" svg:height="1cm" svg:x="19.9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5.8cm" svg:x2="17.5cm" svg:y2="6.8cm">
          <text:p/>
        </draw:line>
        <draw:connector draw:style-name="gr13" draw:text-style-name="P13" draw:layer="layout" svg:x1="15.9cm" svg:y1="7.3cm" svg:x2="16.9cm" svg:y2="7.3cm" draw:start-shape="id69" draw:start-glue-point="1" draw:end-shape="id70" draw:end-glue-point="3" svg:d="M15900 7300h1000" svg:viewBox="0 0 1001 1">
          <text:p/>
        </draw:connector>
        <draw:custom-shape draw:style-name="gr1" draw:text-style-name="P3" xml:id="id72" draw:id="id72" draw:layer="layout" svg:width="1cm" svg:height="1cm" svg:x="22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3cm" svg:y="6.8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5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6cm" svg:y1="5.8cm" svg:x2="22.6cm" svg:y2="6.8cm">
          <text:p/>
        </draw:line>
        <draw:connector draw:style-name="gr9" draw:text-style-name="P13" draw:layer="layout" svg:x1="20.9cm" svg:y1="7.3cm" svg:x2="22cm" svg:y2="7.3cm" draw:start-shape="id71" draw:start-glue-point="1" draw:end-shape="id72" draw:end-glue-point="3" svg:d="M20900 7300h1100" svg:viewBox="0 0 1101 1">
          <text:p/>
        </draw:connector>
        <draw:custom-shape draw:style-name="gr1" draw:text-style-name="P3" draw:layer="layout" svg:width="1cm" svg:height="1cm" svg:x="1.8cm" svg:y="6.8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.8cm" svg:y="6.8cm">
          <text:p text:style-name="P2"><text:span text:style-name="T1">M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73" draw:id="id73" draw:layer="layout" svg:width="1cm" svg:height="1cm" svg:x="4.8cm" svg:y="6.8cm">
          <text:p/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2cm" svg:y1="5.8cm" svg:x2="3.8cm" svg:y2="6.8cm">
          <text:p/>
        </draw:line>
        <draw:connector draw:style-name="gr9" draw:text-style-name="P13" draw:layer="layout" svg:x1="5.8cm" svg:y1="7.3cm" svg:x2="6.9cm" svg:y2="7.3cm" draw:start-shape="id73" draw:start-glue-point="1" draw:end-shape="id74" draw:end-glue-point="3" svg:d="M5800 7300h1100" svg:viewBox="0 0 1101 1">
          <text:p/>
        </draw:connector>
        <draw:frame draw:style-name="gr10" draw:text-style-name="P9" draw:layer="layout" svg:width="14cm" svg:height="3.806cm" svg:x="1.2cm" svg:y="2.6cm">
          <draw:text-box>
            <text:p>PR é inserido na pagina a direita de OX, como a pagina está cheia ela é dividida em duas</text:p>
          </draw:text-box>
        </draw:frame>
        <draw:custom-shape draw:style-name="gr1" draw:text-style-name="P3" draw:layer="layout" svg:width="1cm" svg:height="1cm" svg:x="22cm" svg:y="9.8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3cm" svg:y="9.8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24cm" svg:y="9.8cm">
          <text:p text:style-name="P2"><text:span text:style-name="T1">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5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PR</text:span></text:p>
          </draw:text-box>
        </draw:frame>
        <draw:custom-shape draw:style-name="gr1" draw:text-style-name="P14" draw:layer="layout" svg:width="1cm" svg:height="1cm" svg:x="4.9cm" svg:y="8.8cm">
          <text:p text:style-name="P10"><text:span text:style-name="T3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8.8cm">
          <text:p text:style-name="P2"><text:span text:style-name="T1">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6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82" draw:id="id82" draw:layer="layout" svg:width="1cm" svg:height="1cm" svg:x="4.9cm" svg:y="13.1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13.1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9cm" svg:y="13.1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75" draw:id="id75" draw:layer="layout" svg:width="1cm" svg:height="1cm" svg:x="7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76" draw:id="id76" draw:layer="layout" svg:width="1cm" svg:height="1cm" svg:x="9.6cm" svg:y="13.1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.6cm" svg:y="13.1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7" draw:id="id77" draw:layer="layout" svg:width="1cm" svg:height="1cm" svg:x="12.6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8.9cm" svg:y1="13.6cm" svg:x2="9.6cm" svg:y2="13.6cm" draw:start-shape="id75" draw:start-glue-point="1" draw:end-shape="id76" draw:end-glue-point="3" svg:d="M8900 13600h700" svg:viewBox="0 0 701 1">
          <text:p/>
        </draw:connector>
        <draw:custom-shape draw:style-name="gr1" draw:text-style-name="P3" xml:id="id78" draw:id="id78" draw:layer="layout" svg:width="1cm" svg:height="1cm" svg:x="14.3cm" svg:y="13.1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.3cm" svg:y="13.1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3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9" draw:id="id79" draw:layer="layout" svg:width="1cm" svg:height="1cm" svg:x="17.3cm" svg:y="13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3.6cm" svg:y1="13.6cm" svg:x2="14.3cm" svg:y2="13.6cm" draw:start-shape="id77" draw:start-glue-point="1" draw:end-shape="id78" draw:end-glue-point="3" svg:d="M13600 13600h700" svg:viewBox="0 0 701 1">
          <text:p/>
        </draw:connector>
        <draw:custom-shape draw:style-name="gr1" draw:text-style-name="P3" xml:id="id80" draw:id="id80" draw:layer="layout" svg:width="1cm" svg:height="1cm" svg:x="18.9cm" svg:y="13.1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9cm" svg:y="13.1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.9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3" draw:id="id83" draw:layer="layout" svg:width="1cm" svg:height="1cm" svg:x="21.9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8.3cm" svg:y1="13.6cm" svg:x2="18.9cm" svg:y2="13.6cm" draw:start-shape="id79" draw:start-glue-point="1" draw:end-shape="id80" draw:end-glue-point="3" svg:d="M18300 13600h600" svg:viewBox="0 0 601 1">
          <text:p/>
        </draw:connector>
        <draw:custom-shape draw:style-name="gr1" draw:text-style-name="P3" draw:layer="layout" svg:width="1cm" svg:height="1cm" svg:x="0.3cm" svg:y="13.1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.3cm" svg:y="13.1cm">
          <text:p text:style-name="P2"><text:span text:style-name="T1">M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.3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81" draw:id="id81" draw:layer="layout" svg:width="1cm" svg:height="1cm" svg:x="3.3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4.3cm" svg:y1="13.6cm" svg:x2="4.9cm" svg:y2="13.6cm" draw:start-shape="id81" draw:start-glue-point="1" draw:end-shape="id82" draw:end-glue-point="3" svg:d="M4300 13600h600" svg:viewBox="0 0 601 1">
          <text:p/>
        </draw:connector>
        <draw:frame draw:style-name="gr15" draw:text-style-name="P9" draw:layer="layout" svg:width="11.4cm" svg:height="3.095cm" svg:x="1.2cm" svg:y="2.6cm">
          <draw:text-box>
            <text:p>Agora que a página de MU está cheia para apontar para PH, ela também é dividida e aponta para a nova pagina</text:p>
            <text:p/>
          </draw:text-box>
        </draw:frame>
        <draw:custom-shape draw:style-name="gr4" draw:text-style-name="P8" xml:id="id84" draw:id="id84" draw:layer="layout" svg:width="1cm" svg:height="1cm" svg:x="23.6cm" svg:y="13.1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.6cm" svg:y="13.1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5.6cm" svg:y="13.1cm">
          <text:p text:style-name="P2"><text:span text:style-name="T1">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6.6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cm" svg:height="1cm" svg:x="18.8cm" svg:y="8.8cm">
          <text:p text:style-name="P10"><text:span text:style-name="T3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8cm" svg:y="8.8cm">
          <text:p text:style-name="P2"><text:span text:style-name="T1">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cm" svg:height="1cm" svg:x="20.8cm" svg:y="8.8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8cm" svg:y="8.8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22.9cm" svg:y1="13.6cm" svg:x2="23.6cm" svg:y2="13.6cm" draw:start-shape="id83" draw:start-glue-point="1" draw:end-shape="id84" draw:end-glue-point="3" svg:d="M22900 13600h700" svg:viewBox="0 0 701 1">
          <text:p/>
        </draw:connector>
        <draw:line draw:style-name="gr7" draw:text-style-name="P12" draw:layer="layout" svg:x1="4.9cm" svg:y1="9.8cm" svg:x2="2.3cm" svg:y2="13.1cm">
          <text:p/>
        </draw:line>
        <draw:line draw:style-name="gr7" draw:text-style-name="P12" draw:layer="layout" svg:x1="5.9cm" svg:y1="9.8cm" svg:x2="6.9cm" svg:y2="13.1cm">
          <text:p/>
        </draw:line>
        <draw:line draw:style-name="gr7" draw:text-style-name="P12" draw:layer="layout" svg:x1="6.9cm" svg:y1="9.8cm" svg:x2="11.6cm" svg:y2="13.1cm">
          <text:p/>
        </draw:line>
        <draw:line draw:style-name="gr7" draw:text-style-name="P12" draw:layer="layout" svg:x1="18.8cm" svg:y1="9.8cm" svg:x2="16.3cm" svg:y2="13.1cm">
          <text:p/>
        </draw:line>
        <draw:line draw:style-name="gr7" draw:text-style-name="P12" draw:layer="layout" svg:x1="19.8cm" svg:y1="9.8cm" svg:x2="20.9cm" svg:y2="13.1cm">
          <text:p/>
        </draw:line>
        <draw:line draw:style-name="gr8" draw:text-style-name="P12" draw:layer="layout" svg:x1="20.8cm" svg:y1="9.8cm" svg:x2="25.6cm" svg:y2="13.1cm">
          <text:p/>
        </draw:lin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Inserir PR</text:span></text:p>
          </draw:text-box>
        </draw:frame>
        <draw:custom-shape draw:style-name="gr1" draw:text-style-name="P14" draw:layer="layout" svg:width="1cm" svg:height="1cm" svg:x="4.9cm" svg:y="8.8cm">
          <text:p text:style-name="P10"><text:span text:style-name="T3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8.8cm">
          <text:p text:style-name="P2"><text:span text:style-name="T1">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6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92" draw:id="id92" draw:layer="layout" svg:width="1cm" svg:height="1cm" svg:x="4.9cm" svg:y="13.1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13.1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9cm" svg:y="13.1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5" draw:id="id85" draw:layer="layout" svg:width="1cm" svg:height="1cm" svg:x="7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86" draw:id="id86" draw:layer="layout" svg:width="1cm" svg:height="1cm" svg:x="9.6cm" svg:y="13.1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.6cm" svg:y="13.1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7" draw:id="id87" draw:layer="layout" svg:width="1cm" svg:height="1cm" svg:x="12.6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8.9cm" svg:y1="13.6cm" svg:x2="9.6cm" svg:y2="13.6cm" draw:start-shape="id85" draw:start-glue-point="1" draw:end-shape="id86" draw:end-glue-point="3" svg:d="M8900 13600h700" svg:viewBox="0 0 701 1">
          <text:p/>
        </draw:connector>
        <draw:custom-shape draw:style-name="gr4" draw:text-style-name="P8" xml:id="id88" draw:id="id88" draw:layer="layout" svg:width="1cm" svg:height="1cm" svg:x="14.3cm" svg:y="13.1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.3cm" svg:y="13.1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3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89" draw:id="id89" draw:layer="layout" svg:width="1cm" svg:height="1cm" svg:x="17.3cm" svg:y="13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3.6cm" svg:y1="13.6cm" svg:x2="14.3cm" svg:y2="13.6cm" draw:start-shape="id87" draw:start-glue-point="1" draw:end-shape="id88" draw:end-glue-point="3" svg:d="M13600 13600h700" svg:viewBox="0 0 701 1">
          <text:p/>
        </draw:connector>
        <draw:custom-shape draw:style-name="gr1" draw:text-style-name="P3" xml:id="id90" draw:id="id90" draw:layer="layout" svg:width="1cm" svg:height="1cm" svg:x="18.9cm" svg:y="13.1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9cm" svg:y="13.1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.9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93" draw:id="id93" draw:layer="layout" svg:width="1cm" svg:height="1cm" svg:x="21.9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8.3cm" svg:y1="13.6cm" svg:x2="18.9cm" svg:y2="13.6cm" draw:start-shape="id89" draw:start-glue-point="1" draw:end-shape="id90" draw:end-glue-point="3" svg:d="M18300 13600h600" svg:viewBox="0 0 601 1">
          <text:p/>
        </draw:connector>
        <draw:custom-shape draw:style-name="gr1" draw:text-style-name="P3" draw:layer="layout" svg:width="1cm" svg:height="1cm" svg:x="0.3cm" svg:y="13.1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.3cm" svg:y="13.1cm">
          <text:p text:style-name="P2"><text:span text:style-name="T1">M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.3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91" draw:id="id91" draw:layer="layout" svg:width="1cm" svg:height="1cm" svg:x="3.3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4.3cm" svg:y1="13.6cm" svg:x2="4.9cm" svg:y2="13.6cm" draw:start-shape="id91" draw:start-glue-point="1" draw:end-shape="id92" draw:end-glue-point="3" svg:d="M4300 13600h600" svg:viewBox="0 0 601 1">
          <text:p/>
        </draw:connector>
        <draw:frame draw:style-name="gr15" draw:text-style-name="P9" draw:layer="layout" svg:width="11.4cm" svg:height="3.095cm" svg:x="1.2cm" svg:y="2.6cm">
          <draw:text-box>
            <text:p>PH foi inserido na pagina mais a direita, portanto o elemento mais a esquerda da pagina é promovido (OS)</text:p>
          </draw:text-box>
        </draw:frame>
        <draw:custom-shape draw:style-name="gr1" draw:text-style-name="P3" xml:id="id94" draw:id="id94" draw:layer="layout" svg:width="1cm" svg:height="1cm" svg:x="23.6cm" svg:y="13.1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.6cm" svg:y="13.1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5.6cm" svg:y="13.1cm">
          <text:p text:style-name="P2"><text:span text:style-name="T1">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6.6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cm" svg:height="1cm" svg:x="18.8cm" svg:y="8.8cm">
          <text:p text:style-name="P10"><text:span text:style-name="T3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8cm" svg:y="8.8cm">
          <text:p text:style-name="P2"><text:span text:style-name="T1">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0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8cm" svg:y="8.8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22.9cm" svg:y1="13.6cm" svg:x2="23.6cm" svg:y2="13.6cm" draw:start-shape="id93" draw:start-glue-point="1" draw:end-shape="id94" draw:end-glue-point="3" svg:d="M22900 13600h700" svg:viewBox="0 0 701 1">
          <text:p/>
        </draw:connector>
        <draw:line draw:style-name="gr7" draw:text-style-name="P12" draw:layer="layout" svg:x1="4.9cm" svg:y1="9.8cm" svg:x2="2.3cm" svg:y2="13.1cm">
          <text:p/>
        </draw:line>
        <draw:line draw:style-name="gr7" draw:text-style-name="P12" draw:layer="layout" svg:x1="5.9cm" svg:y1="9.8cm" svg:x2="6.9cm" svg:y2="13.1cm">
          <text:p/>
        </draw:line>
        <draw:line draw:style-name="gr7" draw:text-style-name="P12" draw:layer="layout" svg:x1="6.9cm" svg:y1="9.8cm" svg:x2="11.6cm" svg:y2="13.1cm">
          <text:p/>
        </draw:line>
        <draw:line draw:style-name="gr7" draw:text-style-name="P12" draw:layer="layout" svg:x1="18.8cm" svg:y1="9.8cm" svg:x2="16.3cm" svg:y2="13.1cm">
          <text:p/>
        </draw:line>
        <draw:line draw:style-name="gr7" draw:text-style-name="P12" draw:layer="layout" svg:x1="19.8cm" svg:y1="9.8cm" svg:x2="20.9cm" svg:y2="13.1cm">
          <text:p/>
        </draw:line>
        <draw:line draw:style-name="gr7" draw:text-style-name="P12" draw:layer="layout" svg:x1="20.8cm" svg:y1="9.8cm" svg:x2="25.6cm" svg:y2="13.1cm">
          <text:p/>
        </draw:line>
        <draw:custom-shape draw:style-name="gr4" draw:text-style-name="P11" draw:layer="layout" svg:width="1cm" svg:height="1cm" svg:x="12cm" svg:y="5.8cm">
          <text:p text:style-name="P10"><text:span text:style-name="T3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13cm" svg:y1="6.8cm" svg:x2="19.8cm" svg:y2="8.8cm">
          <text:p/>
        </draw:line>
        <draw:line draw:style-name="gr17" draw:text-style-name="P15" draw:layer="layout" svg:x1="12cm" svg:y1="6.8cm" svg:x2="6.9cm" svg:y2="8.8cm">
          <text:p/>
        </draw:lin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Remover NT</text:span></text:p>
          </draw:text-box>
        </draw:frame>
        <draw:custom-shape draw:style-name="gr1" draw:text-style-name="P14" draw:layer="layout" svg:width="1cm" svg:height="1cm" svg:x="4.9cm" svg:y="8.8cm">
          <text:p text:style-name="P10"><text:span text:style-name="T3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8.8cm">
          <text:p text:style-name="P2"><text:span text:style-name="T1">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6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02" draw:id="id102" draw:layer="layout" svg:width="1cm" svg:height="1cm" svg:x="4.9cm" svg:y="13.1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13.1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cm" svg:height="1cm" svg:x="6.9cm" svg:y="13.1cm">
          <text:p text:style-name="P2"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5" draw:id="id95" draw:layer="layout" svg:width="1cm" svg:height="1cm" svg:x="7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96" draw:id="id96" draw:layer="layout" svg:width="1cm" svg:height="1cm" svg:x="9.6cm" svg:y="13.1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.6cm" svg:y="13.1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97" draw:id="id97" draw:layer="layout" svg:width="1cm" svg:height="1cm" svg:x="12.6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8.9cm" svg:y1="13.6cm" svg:x2="9.6cm" svg:y2="13.6cm" draw:start-shape="id95" draw:start-glue-point="1" draw:end-shape="id96" draw:end-glue-point="3" svg:d="M8900 13600h700" svg:viewBox="0 0 701 1">
          <text:p/>
        </draw:connector>
        <draw:custom-shape draw:style-name="gr1" draw:text-style-name="P3" xml:id="id98" draw:id="id98" draw:layer="layout" svg:width="1cm" svg:height="1cm" svg:x="14.3cm" svg:y="13.1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.3cm" svg:y="13.1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3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99" draw:id="id99" draw:layer="layout" svg:width="1cm" svg:height="1cm" svg:x="17.3cm" svg:y="13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3.6cm" svg:y1="13.6cm" svg:x2="14.3cm" svg:y2="13.6cm" draw:start-shape="id97" draw:start-glue-point="1" draw:end-shape="id98" draw:end-glue-point="3" svg:d="M13600 13600h700" svg:viewBox="0 0 701 1">
          <text:p/>
        </draw:connector>
        <draw:custom-shape draw:style-name="gr1" draw:text-style-name="P3" xml:id="id100" draw:id="id100" draw:layer="layout" svg:width="1cm" svg:height="1cm" svg:x="18.9cm" svg:y="13.1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9cm" svg:y="13.1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.9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03" draw:id="id103" draw:layer="layout" svg:width="1cm" svg:height="1cm" svg:x="21.9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8.3cm" svg:y1="13.6cm" svg:x2="18.9cm" svg:y2="13.6cm" draw:start-shape="id99" draw:start-glue-point="1" draw:end-shape="id100" draw:end-glue-point="3" svg:d="M18300 13600h600" svg:viewBox="0 0 601 1">
          <text:p/>
        </draw:connector>
        <draw:custom-shape draw:style-name="gr1" draw:text-style-name="P3" draw:layer="layout" svg:width="1cm" svg:height="1cm" svg:x="0.3cm" svg:y="13.1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.3cm" svg:y="13.1cm">
          <text:p text:style-name="P2"><text:span text:style-name="T1">M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.3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01" draw:id="id101" draw:layer="layout" svg:width="1cm" svg:height="1cm" svg:x="3.3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4.3cm" svg:y1="13.6cm" svg:x2="4.9cm" svg:y2="13.6cm" draw:start-shape="id101" draw:start-glue-point="1" draw:end-shape="id102" draw:end-glue-point="3" svg:d="M4300 13600h600" svg:viewBox="0 0 601 1">
          <text:p/>
        </draw:connector>
        <draw:frame draw:style-name="gr15" draw:text-style-name="P9" draw:layer="layout" svg:width="25.8cm" svg:height="3.095cm" svg:x="1.2cm" svg:y="2.6cm">
          <draw:text-box>
            <text:p>Remoção simples pois a remoção não deixa a pagina com menos de 50% da capacidade</text:p>
          </draw:text-box>
        </draw:frame>
        <draw:custom-shape draw:style-name="gr1" draw:text-style-name="P3" xml:id="id104" draw:id="id104" draw:layer="layout" svg:width="1cm" svg:height="1cm" svg:x="23.6cm" svg:y="13.1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.6cm" svg:y="13.1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5.6cm" svg:y="13.1cm">
          <text:p text:style-name="P2"><text:span text:style-name="T1">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6.6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cm" svg:height="1cm" svg:x="18.8cm" svg:y="8.8cm">
          <text:p text:style-name="P10"><text:span text:style-name="T3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8cm" svg:y="8.8cm">
          <text:p text:style-name="P2"><text:span text:style-name="T1">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0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8cm" svg:y="8.8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22.9cm" svg:y1="13.6cm" svg:x2="23.6cm" svg:y2="13.6cm" draw:start-shape="id103" draw:start-glue-point="1" draw:end-shape="id104" draw:end-glue-point="3" svg:d="M22900 13600h700" svg:viewBox="0 0 701 1">
          <text:p/>
        </draw:connector>
        <draw:line draw:style-name="gr7" draw:text-style-name="P12" draw:layer="layout" svg:x1="4.9cm" svg:y1="9.8cm" svg:x2="2.3cm" svg:y2="13.1cm">
          <text:p/>
        </draw:line>
        <draw:line draw:style-name="gr19" draw:text-style-name="P17" draw:layer="layout" svg:x1="5.9cm" svg:y1="9.8cm" svg:x2="6.9cm" svg:y2="13.1cm">
          <text:p/>
        </draw:line>
        <draw:line draw:style-name="gr7" draw:text-style-name="P12" draw:layer="layout" svg:x1="6.9cm" svg:y1="9.8cm" svg:x2="11.6cm" svg:y2="13.1cm">
          <text:p/>
        </draw:line>
        <draw:line draw:style-name="gr7" draw:text-style-name="P12" draw:layer="layout" svg:x1="18.8cm" svg:y1="9.8cm" svg:x2="16.3cm" svg:y2="13.1cm">
          <text:p/>
        </draw:line>
        <draw:line draw:style-name="gr7" draw:text-style-name="P12" draw:layer="layout" svg:x1="19.8cm" svg:y1="9.8cm" svg:x2="20.9cm" svg:y2="13.1cm">
          <text:p/>
        </draw:line>
        <draw:line draw:style-name="gr7" draw:text-style-name="P12" draw:layer="layout" svg:x1="20.8cm" svg:y1="9.8cm" svg:x2="25.6cm" svg:y2="13.1cm">
          <text:p/>
        </draw:line>
        <draw:custom-shape draw:style-name="gr1" draw:text-style-name="P14" draw:layer="layout" svg:width="1cm" svg:height="1cm" svg:x="12cm" svg:y="5.8cm">
          <text:p text:style-name="P10"><text:span text:style-name="T3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13cm" svg:y1="6.8cm" svg:x2="19.8cm" svg:y2="8.8cm">
          <text:p/>
        </draw:line>
        <draw:line draw:style-name="gr19" draw:text-style-name="P17" draw:layer="layout" svg:x1="12cm" svg:y1="6.8cm" svg:x2="6.9cm" svg:y2="8.8cm">
          <text:p/>
        </draw:lin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Remover PC</text:span></text:p>
          </draw:text-box>
        </draw:frame>
        <draw:custom-shape draw:style-name="gr1" draw:text-style-name="P14" draw:layer="layout" svg:width="1cm" svg:height="1cm" svg:x="4.9cm" svg:y="8.8cm">
          <text:p text:style-name="P10"><text:span text:style-name="T3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8.8cm">
          <text:p text:style-name="P2"><text:span text:style-name="T1">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6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12" draw:id="id112" draw:layer="layout" svg:width="1cm" svg:height="1cm" svg:x="4.9cm" svg:y="13.1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13.1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05" draw:id="id105" draw:layer="layout" svg:width="1cm" svg:height="1cm" svg:x="7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06" draw:id="id106" draw:layer="layout" svg:width="1cm" svg:height="1cm" svg:x="9.6cm" svg:y="13.1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.6cm" svg:y="13.1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07" draw:id="id107" draw:layer="layout" svg:width="1cm" svg:height="1cm" svg:x="12.6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8.9cm" svg:y1="13.6cm" svg:x2="9.6cm" svg:y2="13.6cm" draw:start-shape="id105" draw:start-glue-point="1" draw:end-shape="id106" draw:end-glue-point="3" svg:d="M8900 13600h700" svg:viewBox="0 0 701 1">
          <text:p/>
        </draw:connector>
        <draw:custom-shape draw:style-name="gr1" draw:text-style-name="P3" xml:id="id108" draw:id="id108" draw:layer="layout" svg:width="1cm" svg:height="1cm" svg:x="14.3cm" svg:y="13.1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.3cm" svg:y="13.1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3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09" draw:id="id109" draw:layer="layout" svg:width="1cm" svg:height="1cm" svg:x="17.3cm" svg:y="13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3.6cm" svg:y1="13.6cm" svg:x2="14.3cm" svg:y2="13.6cm" draw:start-shape="id107" draw:start-glue-point="1" draw:end-shape="id108" draw:end-glue-point="3" svg:d="M13600 13600h700" svg:viewBox="0 0 701 1">
          <text:p/>
        </draw:connector>
        <draw:custom-shape draw:style-name="gr1" draw:text-style-name="P3" xml:id="id110" draw:id="id110" draw:layer="layout" svg:width="1cm" svg:height="1cm" svg:x="18.9cm" svg:y="13.1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cm" svg:height="1cm" svg:x="19.9cm" svg:y="13.1cm">
          <text:p text:style-name="P2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.9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13" draw:id="id113" draw:layer="layout" svg:width="1cm" svg:height="1cm" svg:x="21.9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8.3cm" svg:y1="13.6cm" svg:x2="18.9cm" svg:y2="13.6cm" draw:start-shape="id109" draw:start-glue-point="1" draw:end-shape="id110" draw:end-glue-point="3" svg:d="M18300 13600h600" svg:viewBox="0 0 601 1">
          <text:p/>
        </draw:connector>
        <draw:custom-shape draw:style-name="gr1" draw:text-style-name="P3" draw:layer="layout" svg:width="1cm" svg:height="1cm" svg:x="0.3cm" svg:y="13.1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.3cm" svg:y="13.1cm">
          <text:p text:style-name="P2"><text:span text:style-name="T1">M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.3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11" draw:id="id111" draw:layer="layout" svg:width="1cm" svg:height="1cm" svg:x="3.3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4.3cm" svg:y1="13.6cm" svg:x2="4.9cm" svg:y2="13.6cm" draw:start-shape="id111" draw:start-glue-point="1" draw:end-shape="id112" draw:end-glue-point="3" svg:d="M4300 13600h600" svg:viewBox="0 0 601 1">
          <text:p/>
        </draw:connector>
        <draw:custom-shape draw:style-name="gr1" draw:text-style-name="P3" xml:id="id114" draw:id="id114" draw:layer="layout" svg:width="1cm" svg:height="1cm" svg:x="23.6cm" svg:y="13.1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.6cm" svg:y="13.1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5.6cm" svg:y="13.1cm">
          <text:p text:style-name="P2"><text:span text:style-name="T1">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6.6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cm" svg:height="1cm" svg:x="18.8cm" svg:y="8.8cm">
          <text:p text:style-name="P10"><text:span text:style-name="T3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8cm" svg:y="8.8cm">
          <text:p text:style-name="P2"><text:span text:style-name="T1">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0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8cm" svg:y="8.8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22.9cm" svg:y1="13.6cm" svg:x2="23.6cm" svg:y2="13.6cm" draw:start-shape="id113" draw:start-glue-point="1" draw:end-shape="id114" draw:end-glue-point="3" svg:d="M22900 13600h700" svg:viewBox="0 0 701 1">
          <text:p/>
        </draw:connector>
        <draw:line draw:style-name="gr7" draw:text-style-name="P12" draw:layer="layout" svg:x1="4.9cm" svg:y1="9.8cm" svg:x2="2.3cm" svg:y2="13.1cm">
          <text:p/>
        </draw:line>
        <draw:line draw:style-name="gr7" draw:text-style-name="P12" draw:layer="layout" svg:x1="5.9cm" svg:y1="9.8cm" svg:x2="6.9cm" svg:y2="13.1cm">
          <text:p/>
        </draw:line>
        <draw:line draw:style-name="gr7" draw:text-style-name="P12" draw:layer="layout" svg:x1="6.9cm" svg:y1="9.8cm" svg:x2="11.6cm" svg:y2="13.1cm">
          <text:p/>
        </draw:line>
        <draw:line draw:style-name="gr7" draw:text-style-name="P12" draw:layer="layout" svg:x1="18.8cm" svg:y1="9.8cm" svg:x2="16.3cm" svg:y2="13.1cm">
          <text:p/>
        </draw:line>
        <draw:line draw:style-name="gr20" draw:text-style-name="P12" draw:layer="layout" svg:x1="19.8cm" svg:y1="9.8cm" svg:x2="20.9cm" svg:y2="13.1cm">
          <text:p/>
        </draw:line>
        <draw:line draw:style-name="gr7" draw:text-style-name="P12" draw:layer="layout" svg:x1="20.8cm" svg:y1="9.8cm" svg:x2="25.6cm" svg:y2="13.1cm">
          <text:p/>
        </draw:line>
        <draw:custom-shape draw:style-name="gr1" draw:text-style-name="P14" draw:layer="layout" svg:width="1cm" svg:height="1cm" svg:x="12cm" svg:y="5.8cm">
          <text:p text:style-name="P10"><text:span text:style-name="T3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line draw:style-name="gr21" draw:text-style-name="P15" draw:layer="layout" svg:x1="13cm" svg:y1="6.8cm" svg:x2="19.8cm" svg:y2="8.8cm">
          <text:p/>
        </draw:line>
        <draw:line draw:style-name="gr17" draw:text-style-name="P15" draw:layer="layout" svg:x1="12cm" svg:y1="6.8cm" svg:x2="6.9cm" svg:y2="8.8cm">
          <text:p/>
        </draw:line>
        <draw:frame draw:style-name="gr15" draw:text-style-name="P9" draw:layer="layout" svg:width="25.8cm" svg:height="3.095cm" svg:x="1.2cm" svg:y="2.601cm">
          <draw:text-box>
            <text:p>Remoção de PC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Remover PC</text:span></text:p>
          </draw:text-box>
        </draw:frame>
        <draw:custom-shape draw:style-name="gr1" draw:text-style-name="P14" draw:layer="layout" svg:width="1cm" svg:height="1cm" svg:x="4.9cm" svg:y="8.8cm">
          <text:p text:style-name="P10"><text:span text:style-name="T3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8.8cm">
          <text:p text:style-name="P2"><text:span text:style-name="T1">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6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22" draw:id="id122" draw:layer="layout" svg:width="1cm" svg:height="1cm" svg:x="4.9cm" svg:y="13.1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13.1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15" draw:id="id115" draw:layer="layout" svg:width="1cm" svg:height="1cm" svg:x="7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16" draw:id="id116" draw:layer="layout" svg:width="1cm" svg:height="1cm" svg:x="9.6cm" svg:y="13.1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.6cm" svg:y="13.1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17" draw:id="id117" draw:layer="layout" svg:width="1cm" svg:height="1cm" svg:x="12.6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8.9cm" svg:y1="13.6cm" svg:x2="9.6cm" svg:y2="13.6cm" draw:start-shape="id115" draw:start-glue-point="1" draw:end-shape="id116" draw:end-glue-point="3" svg:d="M8900 13600h700" svg:viewBox="0 0 701 1">
          <text:p/>
        </draw:connector>
        <draw:custom-shape draw:style-name="gr1" draw:text-style-name="P3" xml:id="id118" draw:id="id118" draw:layer="layout" svg:width="1cm" svg:height="1cm" svg:x="14.3cm" svg:y="13.1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.3cm" svg:y="13.1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3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19" draw:id="id119" draw:layer="layout" svg:width="1cm" svg:height="1cm" svg:x="17.3cm" svg:y="13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3.6cm" svg:y1="13.6cm" svg:x2="14.3cm" svg:y2="13.6cm" draw:start-shape="id117" draw:start-glue-point="1" draw:end-shape="id118" draw:end-glue-point="3" svg:d="M13600 13600h700" svg:viewBox="0 0 701 1">
          <text:p/>
        </draw:connector>
        <draw:custom-shape draw:style-name="gr1" draw:text-style-name="P3" xml:id="id120" draw:id="id120" draw:layer="layout" svg:width="1cm" svg:height="1cm" svg:x="18.9cm" svg:y="13.1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9.9cm" svg:y="13.1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.9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23" draw:id="id123" draw:layer="layout" svg:width="1cm" svg:height="1cm" svg:x="21.9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8.3cm" svg:y1="13.6cm" svg:x2="18.9cm" svg:y2="13.6cm" draw:start-shape="id119" draw:start-glue-point="1" draw:end-shape="id120" draw:end-glue-point="3" svg:d="M18300 13600h600" svg:viewBox="0 0 601 1">
          <text:p/>
        </draw:connector>
        <draw:custom-shape draw:style-name="gr1" draw:text-style-name="P3" draw:layer="layout" svg:width="1cm" svg:height="1cm" svg:x="0.3cm" svg:y="13.1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.3cm" svg:y="13.1cm">
          <text:p text:style-name="P2"><text:span text:style-name="T1">M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.3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21" draw:id="id121" draw:layer="layout" svg:width="1cm" svg:height="1cm" svg:x="3.3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4.3cm" svg:y1="13.6cm" svg:x2="4.9cm" svg:y2="13.6cm" draw:start-shape="id121" draw:start-glue-point="1" draw:end-shape="id122" draw:end-glue-point="3" svg:d="M4300 13600h600" svg:viewBox="0 0 601 1">
          <text:p/>
        </draw:connector>
        <draw:custom-shape draw:style-name="gr4" draw:text-style-name="P8" xml:id="id124" draw:id="id124" draw:layer="layout" svg:width="1cm" svg:height="1cm" svg:x="23.6cm" svg:y="13.1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.6cm" svg:y="13.1cm">
          <text:p text:style-name="P2"><text:span text:style-name="T1">P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5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6.6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cm" svg:height="1cm" svg:x="18.8cm" svg:y="8.8cm">
          <text:p text:style-name="P10"><text:span text:style-name="T3">OX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9.8cm" svg:y="8.8cm">
          <text:p text:style-name="P2"><text:span text:style-name="T1">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0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8cm" svg:y="8.8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22.9cm" svg:y1="13.6cm" svg:x2="23.6cm" svg:y2="13.6cm" draw:start-shape="id123" draw:start-glue-point="1" draw:end-shape="id124" draw:end-glue-point="3" svg:d="M22900 13600h700" svg:viewBox="0 0 701 1">
          <text:p/>
        </draw:connector>
        <draw:line draw:style-name="gr7" draw:text-style-name="P12" draw:layer="layout" svg:x1="4.9cm" svg:y1="9.8cm" svg:x2="2.3cm" svg:y2="13.1cm">
          <text:p/>
        </draw:line>
        <draw:line draw:style-name="gr7" draw:text-style-name="P12" draw:layer="layout" svg:x1="5.9cm" svg:y1="9.8cm" svg:x2="6.9cm" svg:y2="13.1cm">
          <text:p/>
        </draw:line>
        <draw:line draw:style-name="gr7" draw:text-style-name="P12" draw:layer="layout" svg:x1="6.9cm" svg:y1="9.8cm" svg:x2="11.6cm" svg:y2="13.1cm">
          <text:p/>
        </draw:line>
        <draw:line draw:style-name="gr7" draw:text-style-name="P12" draw:layer="layout" svg:x1="18.8cm" svg:y1="9.8cm" svg:x2="16.3cm" svg:y2="13.1cm">
          <text:p/>
        </draw:line>
        <draw:line draw:style-name="gr7" draw:text-style-name="P12" draw:layer="layout" svg:x1="19.8cm" svg:y1="9.8cm" svg:x2="20.9cm" svg:y2="13.1cm">
          <text:p/>
        </draw:line>
        <draw:line draw:style-name="gr7" draw:text-style-name="P12" draw:layer="layout" svg:x1="20.8cm" svg:y1="9.8cm" svg:x2="25.6cm" svg:y2="13.1cm">
          <text:p/>
        </draw:line>
        <draw:custom-shape draw:style-name="gr1" draw:text-style-name="P14" draw:layer="layout" svg:width="1cm" svg:height="1cm" svg:x="12cm" svg:y="5.8cm">
          <text:p text:style-name="P10"><text:span text:style-name="T3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13cm" svg:y1="6.8cm" svg:x2="19.8cm" svg:y2="8.8cm">
          <text:p/>
        </draw:line>
        <draw:line draw:style-name="gr17" draw:text-style-name="P15" draw:layer="layout" svg:x1="12cm" svg:y1="6.8cm" svg:x2="6.9cm" svg:y2="8.8cm">
          <text:p/>
        </draw:line>
        <draw:frame draw:style-name="gr15" draw:text-style-name="P9" draw:layer="layout" svg:width="25.8cm" svg:height="3.095cm" svg:x="1.2cm" svg:y="2.601cm">
          <draw:text-box>
            <text:p>Remoção de PC deixou a pagina com menos de 50% da capacidade, ocorre uma rotação</text:p>
            <text:p>e PH desce para a pagina e PM é promovido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Remover MS</text:span></text:p>
          </draw:text-box>
        </draw:frame>
        <draw:custom-shape draw:style-name="gr1" draw:text-style-name="P14" draw:layer="layout" svg:width="1cm" svg:height="1cm" svg:x="4.9cm" svg:y="8.8cm">
          <text:p text:style-name="P10"><text:span text:style-name="T3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8.8cm">
          <text:p text:style-name="P2"><text:span text:style-name="T1">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6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32" draw:id="id132" draw:layer="layout" svg:width="1cm" svg:height="1cm" svg:x="4.9cm" svg:y="13.1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13.1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25" draw:id="id125" draw:layer="layout" svg:width="1cm" svg:height="1cm" svg:x="7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26" draw:id="id126" draw:layer="layout" svg:width="1cm" svg:height="1cm" svg:x="9.6cm" svg:y="13.1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.6cm" svg:y="13.1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27" draw:id="id127" draw:layer="layout" svg:width="1cm" svg:height="1cm" svg:x="12.6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8.9cm" svg:y1="13.6cm" svg:x2="9.6cm" svg:y2="13.6cm" draw:start-shape="id125" draw:start-glue-point="1" draw:end-shape="id126" draw:end-glue-point="3" svg:d="M8900 13600h700" svg:viewBox="0 0 701 1">
          <text:p/>
        </draw:connector>
        <draw:custom-shape draw:style-name="gr1" draw:text-style-name="P3" xml:id="id128" draw:id="id128" draw:layer="layout" svg:width="1cm" svg:height="1cm" svg:x="14.3cm" svg:y="13.1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.3cm" svg:y="13.1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3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29" draw:id="id129" draw:layer="layout" svg:width="1cm" svg:height="1cm" svg:x="17.3cm" svg:y="13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3.6cm" svg:y1="13.6cm" svg:x2="14.3cm" svg:y2="13.6cm" draw:start-shape="id127" draw:start-glue-point="1" draw:end-shape="id128" draw:end-glue-point="3" svg:d="M13600 13600h700" svg:viewBox="0 0 701 1">
          <text:p/>
        </draw:connector>
        <draw:custom-shape draw:style-name="gr1" draw:text-style-name="P3" xml:id="id130" draw:id="id130" draw:layer="layout" svg:width="1cm" svg:height="1cm" svg:x="18.9cm" svg:y="13.1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9cm" svg:y="13.1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.9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33" draw:id="id133" draw:layer="layout" svg:width="1cm" svg:height="1cm" svg:x="21.9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8.3cm" svg:y1="13.6cm" svg:x2="18.9cm" svg:y2="13.6cm" draw:start-shape="id129" draw:start-glue-point="1" draw:end-shape="id130" draw:end-glue-point="3" svg:d="M18300 13600h600" svg:viewBox="0 0 601 1">
          <text:p/>
        </draw:connector>
        <draw:custom-shape draw:style-name="gr1" draw:text-style-name="P3" draw:layer="layout" svg:width="1cm" svg:height="1cm" svg:x="0.3cm" svg:y="13.1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cm" svg:height="1cm" svg:x="1.3cm" svg:y="13.1cm">
          <text:p text:style-name="P2"><text:span text:style-name="T1">M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.3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31" draw:id="id131" draw:layer="layout" svg:width="1cm" svg:height="1cm" svg:x="3.3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4.3cm" svg:y1="13.6cm" svg:x2="4.9cm" svg:y2="13.6cm" draw:start-shape="id131" draw:start-glue-point="1" draw:end-shape="id132" draw:end-glue-point="3" svg:d="M4300 13600h600" svg:viewBox="0 0 601 1">
          <text:p/>
        </draw:connector>
        <draw:custom-shape draw:style-name="gr1" draw:text-style-name="P3" xml:id="id134" draw:id="id134" draw:layer="layout" svg:width="1cm" svg:height="1cm" svg:x="23.6cm" svg:y="13.1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.6cm" svg:y="13.1cm">
          <text:p text:style-name="P2"><text:span text:style-name="T1">P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5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6.6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cm" svg:height="1cm" svg:x="18.8cm" svg:y="8.8cm">
          <text:p text:style-name="P10"><text:span text:style-name="T3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8cm" svg:y="8.8cm">
          <text:p text:style-name="P2"><text:span text:style-name="T1">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0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8cm" svg:y="8.8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22.9cm" svg:y1="13.6cm" svg:x2="23.6cm" svg:y2="13.6cm" draw:start-shape="id133" draw:start-glue-point="1" draw:end-shape="id134" draw:end-glue-point="3" svg:d="M22900 13600h700" svg:viewBox="0 0 701 1">
          <text:p/>
        </draw:connector>
        <draw:line draw:style-name="gr20" draw:text-style-name="P12" draw:layer="layout" svg:x1="4.9cm" svg:y1="9.8cm" svg:x2="2.3cm" svg:y2="13.1cm">
          <text:p/>
        </draw:line>
        <draw:line draw:style-name="gr22" draw:text-style-name="P18" draw:layer="layout" svg:x1="5.9cm" svg:y1="9.8cm" svg:x2="6.9cm" svg:y2="13.1cm">
          <text:p/>
        </draw:line>
        <draw:line draw:style-name="gr7" draw:text-style-name="P12" draw:layer="layout" svg:x1="6.9cm" svg:y1="9.8cm" svg:x2="11.6cm" svg:y2="13.1cm">
          <text:p/>
        </draw:line>
        <draw:line draw:style-name="gr7" draw:text-style-name="P12" draw:layer="layout" svg:x1="18.8cm" svg:y1="9.8cm" svg:x2="16.3cm" svg:y2="13.1cm">
          <text:p/>
        </draw:line>
        <draw:line draw:style-name="gr7" draw:text-style-name="P12" draw:layer="layout" svg:x1="19.8cm" svg:y1="9.8cm" svg:x2="20.9cm" svg:y2="13.1cm">
          <text:p/>
        </draw:line>
        <draw:line draw:style-name="gr7" draw:text-style-name="P12" draw:layer="layout" svg:x1="20.8cm" svg:y1="9.8cm" svg:x2="25.6cm" svg:y2="13.1cm">
          <text:p/>
        </draw:line>
        <draw:custom-shape draw:style-name="gr1" draw:text-style-name="P14" draw:layer="layout" svg:width="1cm" svg:height="1cm" svg:x="12cm" svg:y="5.8cm">
          <text:p text:style-name="P10"><text:span text:style-name="T3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13cm" svg:y1="6.8cm" svg:x2="19.8cm" svg:y2="8.8cm">
          <text:p/>
        </draw:line>
        <draw:line draw:style-name="gr23" draw:text-style-name="P18" draw:layer="layout" svg:x1="12cm" svg:y1="6.8cm" svg:x2="6.9cm" svg:y2="8.8cm">
          <text:p/>
        </draw:line>
        <draw:frame draw:style-name="gr15" draw:text-style-name="P9" draw:layer="layout" svg:width="25.8cm" svg:height="3.095cm" svg:x="1.2cm" svg:y="2.602cm">
          <draw:text-box>
            <text:p>Remoção de MS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Remover MS</text:span></text:p>
          </draw:text-box>
        </draw:frame>
        <draw:custom-shape draw:style-name="gr1" draw:text-style-name="P14" draw:layer="layout" svg:width="1cm" svg:height="1cm" svg:x="4.9cm" svg:y="8.8cm">
          <text:p text:style-name="P10"><text:span text:style-name="T3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8.8cm">
          <text:p text:style-name="P2"><text:span text:style-name="T1">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6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9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4.9cm" svg:y="13.1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13.1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9cm" svg:y="13.1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35" draw:id="id135" draw:layer="layout" svg:width="1cm" svg:height="1cm" svg:x="7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36" draw:id="id136" draw:layer="layout" svg:width="1cm" svg:height="1cm" svg:x="9.6cm" svg:y="13.1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.6cm" svg:y="13.1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37" draw:id="id137" draw:layer="layout" svg:width="1cm" svg:height="1cm" svg:x="12.6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8.9cm" svg:y1="13.6cm" svg:x2="9.6cm" svg:y2="13.6cm" draw:start-shape="id135" draw:start-glue-point="1" draw:end-shape="id136" draw:end-glue-point="3" svg:d="M8900 13600h700" svg:viewBox="0 0 701 1">
          <text:p/>
        </draw:connector>
        <draw:custom-shape draw:style-name="gr1" draw:text-style-name="P3" xml:id="id138" draw:id="id138" draw:layer="layout" svg:width="1cm" svg:height="1cm" svg:x="14.3cm" svg:y="13.1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.3cm" svg:y="13.1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3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39" draw:id="id139" draw:layer="layout" svg:width="1cm" svg:height="1cm" svg:x="17.3cm" svg:y="13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3.6cm" svg:y1="13.6cm" svg:x2="14.3cm" svg:y2="13.6cm" draw:start-shape="id137" draw:start-glue-point="1" draw:end-shape="id138" draw:end-glue-point="3" svg:d="M13600 13600h700" svg:viewBox="0 0 701 1">
          <text:p/>
        </draw:connector>
        <draw:custom-shape draw:style-name="gr1" draw:text-style-name="P3" xml:id="id140" draw:id="id140" draw:layer="layout" svg:width="1cm" svg:height="1cm" svg:x="18.9cm" svg:y="13.1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9cm" svg:y="13.1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.9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41" draw:id="id141" draw:layer="layout" svg:width="1cm" svg:height="1cm" svg:x="21.9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8.3cm" svg:y1="13.6cm" svg:x2="18.9cm" svg:y2="13.6cm" draw:start-shape="id139" draw:start-glue-point="1" draw:end-shape="id140" draw:end-glue-point="3" svg:d="M18300 13600h600" svg:viewBox="0 0 601 1">
          <text:p/>
        </draw:connector>
        <draw:custom-shape draw:style-name="gr1" draw:text-style-name="P3" xml:id="id142" draw:id="id142" draw:layer="layout" svg:width="1cm" svg:height="1cm" svg:x="23.6cm" svg:y="13.1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.6cm" svg:y="13.1cm">
          <text:p text:style-name="P2"><text:span text:style-name="T1">P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5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6.6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cm" svg:height="1cm" svg:x="18.8cm" svg:y="8.8cm">
          <text:p text:style-name="P10"><text:span text:style-name="T3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8cm" svg:y="8.8cm">
          <text:p text:style-name="P2"><text:span text:style-name="T1">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0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8cm" svg:y="8.8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22.9cm" svg:y1="13.6cm" svg:x2="23.6cm" svg:y2="13.6cm" draw:start-shape="id141" draw:start-glue-point="1" draw:end-shape="id142" draw:end-glue-point="3" svg:d="M22900 13600h700" svg:viewBox="0 0 701 1">
          <text:p/>
        </draw:connector>
        <draw:line draw:style-name="gr22" draw:text-style-name="P18" draw:layer="layout" svg:x1="5.9cm" svg:y1="9.8cm" svg:x2="6.9cm" svg:y2="13.1cm">
          <text:p/>
        </draw:line>
        <draw:line draw:style-name="gr7" draw:text-style-name="P12" draw:layer="layout" svg:x1="6.9cm" svg:y1="9.8cm" svg:x2="11.6cm" svg:y2="13.1cm">
          <text:p/>
        </draw:line>
        <draw:line draw:style-name="gr7" draw:text-style-name="P12" draw:layer="layout" svg:x1="18.8cm" svg:y1="9.8cm" svg:x2="16.3cm" svg:y2="13.1cm">
          <text:p/>
        </draw:line>
        <draw:line draw:style-name="gr7" draw:text-style-name="P12" draw:layer="layout" svg:x1="19.8cm" svg:y1="9.8cm" svg:x2="20.9cm" svg:y2="13.1cm">
          <text:p/>
        </draw:line>
        <draw:line draw:style-name="gr7" draw:text-style-name="P12" draw:layer="layout" svg:x1="20.8cm" svg:y1="9.8cm" svg:x2="25.6cm" svg:y2="13.1cm">
          <text:p/>
        </draw:line>
        <draw:custom-shape draw:style-name="gr1" draw:text-style-name="P14" draw:layer="layout" svg:width="1cm" svg:height="1cm" svg:x="12cm" svg:y="5.8cm">
          <text:p text:style-name="P10"><text:span text:style-name="T3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13cm" svg:y1="6.8cm" svg:x2="19.8cm" svg:y2="8.8cm">
          <text:p/>
        </draw:line>
        <draw:line draw:style-name="gr22" draw:text-style-name="P18" draw:layer="layout" svg:x1="12cm" svg:y1="6.8cm" svg:x2="6.9cm" svg:y2="8.8cm">
          <text:p/>
        </draw:line>
        <draw:frame draw:style-name="gr15" draw:text-style-name="P9" draw:layer="layout" svg:width="25.8cm" svg:height="3.095cm" svg:x="1.2cm" svg:y="2.602cm">
          <draw:text-box>
            <text:p>Como a pagina ficou com a capacidade menor que 50%, MP passa para a pagina de MU e MZ 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Remover MS</text:span></text:p>
          </draw:text-box>
        </draw:frame>
        <draw:custom-shape draw:style-name="gr18" draw:text-style-name="P19" draw:layer="layout" svg:width="1cm" svg:height="1cm" svg:x="4.9cm" svg:y="8.8cm">
          <text:p text:style-name="P10"><text:span text:style-name="T3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8.8cm">
          <text:p text:style-name="P2"><text:span text:style-name="T1">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6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7.9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4.9cm" svg:y="13.1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9cm" svg:y="13.1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9cm" svg:y="13.1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43" draw:id="id143" draw:layer="layout" svg:width="1cm" svg:height="1cm" svg:x="7.9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44" draw:id="id144" draw:layer="layout" svg:width="1cm" svg:height="1cm" svg:x="9.6cm" svg:y="13.1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.6cm" svg:y="13.1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1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45" draw:id="id145" draw:layer="layout" svg:width="1cm" svg:height="1cm" svg:x="12.6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8.9cm" svg:y1="13.6cm" svg:x2="9.6cm" svg:y2="13.6cm" draw:start-shape="id143" draw:start-glue-point="1" draw:end-shape="id144" draw:end-glue-point="3" svg:d="M8900 13600h700" svg:viewBox="0 0 701 1">
          <text:p/>
        </draw:connector>
        <draw:custom-shape draw:style-name="gr1" draw:text-style-name="P3" xml:id="id146" draw:id="id146" draw:layer="layout" svg:width="1cm" svg:height="1cm" svg:x="14.3cm" svg:y="13.1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.3cm" svg:y="13.1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3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47" draw:id="id147" draw:layer="layout" svg:width="1cm" svg:height="1cm" svg:x="17.3cm" svg:y="13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3.6cm" svg:y1="13.6cm" svg:x2="14.3cm" svg:y2="13.6cm" draw:start-shape="id145" draw:start-glue-point="1" draw:end-shape="id146" draw:end-glue-point="3" svg:d="M13600 13600h700" svg:viewBox="0 0 701 1">
          <text:p/>
        </draw:connector>
        <draw:custom-shape draw:style-name="gr1" draw:text-style-name="P3" xml:id="id148" draw:id="id148" draw:layer="layout" svg:width="1cm" svg:height="1cm" svg:x="18.9cm" svg:y="13.1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9cm" svg:y="13.1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.9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49" draw:id="id149" draw:layer="layout" svg:width="1cm" svg:height="1cm" svg:x="21.9cm" svg:y="13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8.3cm" svg:y1="13.6cm" svg:x2="18.9cm" svg:y2="13.6cm" draw:start-shape="id147" draw:start-glue-point="1" draw:end-shape="id148" draw:end-glue-point="3" svg:d="M18300 13600h600" svg:viewBox="0 0 601 1">
          <text:p/>
        </draw:connector>
        <draw:custom-shape draw:style-name="gr1" draw:text-style-name="P3" xml:id="id150" draw:id="id150" draw:layer="layout" svg:width="1cm" svg:height="1cm" svg:x="23.6cm" svg:y="13.1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4.6cm" svg:y="13.1cm">
          <text:p text:style-name="P2"><text:span text:style-name="T1">P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5.6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6.6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1cm" svg:height="1cm" svg:x="18.8cm" svg:y="8.8cm">
          <text:p text:style-name="P10"><text:span text:style-name="T3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8cm" svg:y="8.8cm">
          <text:p text:style-name="P2"><text:span text:style-name="T1">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0.8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1.8cm" svg:y="8.8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22.9cm" svg:y1="13.6cm" svg:x2="23.6cm" svg:y2="13.6cm" draw:start-shape="id149" draw:start-glue-point="1" draw:end-shape="id150" draw:end-glue-point="3" svg:d="M22900 13600h700" svg:viewBox="0 0 701 1">
          <text:p/>
        </draw:connector>
        <draw:line draw:style-name="gr22" draw:text-style-name="P18" draw:layer="layout" svg:x1="5.9cm" svg:y1="9.8cm" svg:x2="6.9cm" svg:y2="13.1cm">
          <text:p/>
        </draw:line>
        <draw:line draw:style-name="gr7" draw:text-style-name="P12" draw:layer="layout" svg:x1="6.9cm" svg:y1="9.8cm" svg:x2="11.6cm" svg:y2="13.1cm">
          <text:p/>
        </draw:line>
        <draw:line draw:style-name="gr7" draw:text-style-name="P12" draw:layer="layout" svg:x1="18.8cm" svg:y1="9.8cm" svg:x2="16.3cm" svg:y2="13.1cm">
          <text:p/>
        </draw:line>
        <draw:line draw:style-name="gr7" draw:text-style-name="P12" draw:layer="layout" svg:x1="19.8cm" svg:y1="9.8cm" svg:x2="20.9cm" svg:y2="13.1cm">
          <text:p/>
        </draw:line>
        <draw:line draw:style-name="gr7" draw:text-style-name="P12" draw:layer="layout" svg:x1="20.8cm" svg:y1="9.8cm" svg:x2="25.6cm" svg:y2="13.1cm">
          <text:p/>
        </draw:line>
        <draw:custom-shape draw:style-name="gr1" draw:text-style-name="P14" draw:layer="layout" svg:width="1cm" svg:height="1cm" svg:x="12cm" svg:y="5.8cm">
          <text:p text:style-name="P10"><text:span text:style-name="T3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4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5.8cm">
          <text:p/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13cm" svg:y1="6.8cm" svg:x2="19.8cm" svg:y2="8.8cm">
          <text:p/>
        </draw:line>
        <draw:line draw:style-name="gr22" draw:text-style-name="P18" draw:layer="layout" svg:x1="12cm" svg:y1="6.8cm" svg:x2="6.9cm" svg:y2="8.8cm">
          <text:p/>
        </draw:line>
        <draw:frame draw:style-name="gr15" draw:text-style-name="P9" draw:layer="layout" svg:width="25.8cm" svg:height="3.095cm" svg:x="1.2cm" svg:y="2.602cm">
          <draw:text-box>
            <text:p>Depois de juntar as paginas, MU deve ser removido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Remover MS</text:span></text:p>
          </draw:text-box>
        </draw:frame>
        <draw:custom-shape draw:style-name="gr1" draw:text-style-name="P3" draw:layer="layout" svg:width="1cm" svg:height="1cm" svg:x="2.7cm" svg:y="12.1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3.7cm" svg:y="12.1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4.7cm" svg:y="12.1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51" draw:id="id151" draw:layer="layout" svg:width="1cm" svg:height="1cm" svg:x="5.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52" draw:id="id152" draw:layer="layout" svg:width="1cm" svg:height="1cm" svg:x="7.4cm" svg:y="12.1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8.4cm" svg:y="12.1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53" draw:id="id153" draw:layer="layout" svg:width="1cm" svg:height="1cm" svg:x="10.4cm" svg:y="12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6.7cm" svg:y1="12.6cm" svg:x2="7.4cm" svg:y2="12.6cm" draw:start-shape="id151" draw:start-glue-point="1" draw:end-shape="id152" draw:end-glue-point="3" svg:d="M6700 12600h700" svg:viewBox="0 0 701 1">
          <text:p/>
        </draw:connector>
        <draw:custom-shape draw:style-name="gr1" draw:text-style-name="P3" xml:id="id154" draw:id="id154" draw:layer="layout" svg:width="1cm" svg:height="1cm" svg:x="12.1cm" svg:y="12.1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.1cm" svg:y="12.1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.1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55" draw:id="id155" draw:layer="layout" svg:width="1cm" svg:height="1cm" svg:x="15.1cm" svg:y="12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1.4cm" svg:y1="12.6cm" svg:x2="12.1cm" svg:y2="12.6cm" draw:start-shape="id153" draw:start-glue-point="1" draw:end-shape="id154" draw:end-glue-point="3" svg:d="M11400 12600h700" svg:viewBox="0 0 701 1">
          <text:p/>
        </draw:connector>
        <draw:custom-shape draw:style-name="gr1" draw:text-style-name="P3" xml:id="id156" draw:id="id156" draw:layer="layout" svg:width="1cm" svg:height="1cm" svg:x="16.7cm" svg:y="12.1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.7cm" svg:y="12.1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8.7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57" draw:id="id157" draw:layer="layout" svg:width="1cm" svg:height="1cm" svg:x="19.7cm" svg:y="12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6.1cm" svg:y1="12.6cm" svg:x2="16.7cm" svg:y2="12.6cm" draw:start-shape="id155" draw:start-glue-point="1" draw:end-shape="id156" draw:end-glue-point="3" svg:d="M16100 12600h600" svg:viewBox="0 0 601 1">
          <text:p/>
        </draw:connector>
        <draw:custom-shape draw:style-name="gr1" draw:text-style-name="P3" xml:id="id158" draw:id="id158" draw:layer="layout" svg:width="1cm" svg:height="1cm" svg:x="21.4cm" svg:y="12.1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2.4cm" svg:y="12.1cm">
          <text:p text:style-name="P2"><text:span text:style-name="T1">P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3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4.4cm" svg:y="12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20.7cm" svg:y1="12.6cm" svg:x2="21.4cm" svg:y2="12.6cm" draw:start-shape="id157" draw:start-glue-point="1" draw:end-shape="id158" draw:end-glue-point="3" svg:d="M20700 12600h700" svg:viewBox="0 0 701 1">
          <text:p/>
        </draw:connector>
        <draw:line draw:style-name="gr22" draw:text-style-name="P18" draw:layer="layout" svg:x1="12cm" svg:y1="7.8cm" svg:x2="4.7cm" svg:y2="12.1cm">
          <text:p/>
        </draw:line>
        <draw:line draw:style-name="gr7" draw:text-style-name="P12" draw:layer="layout" svg:x1="13cm" svg:y1="7.8cm" svg:x2="9.4cm" svg:y2="12.1cm">
          <text:p/>
        </draw:line>
        <draw:line draw:style-name="gr7" draw:text-style-name="P12" draw:layer="layout" svg:x1="14cm" svg:y1="7.8cm" svg:x2="14.1cm" svg:y2="12.1cm">
          <text:p/>
        </draw:line>
        <draw:line draw:style-name="gr7" draw:text-style-name="P12" draw:layer="layout" svg:x1="15cm" svg:y1="7.8cm" svg:x2="18.7cm" svg:y2="12.1cm">
          <text:p/>
        </draw:line>
        <draw:line draw:style-name="gr7" draw:text-style-name="P12" draw:layer="layout" svg:x1="16cm" svg:y1="7.8cm" svg:x2="23.4cm" svg:y2="12.1cm">
          <text:p/>
        </draw:line>
        <draw:custom-shape draw:style-name="gr1" draw:text-style-name="P14" draw:layer="layout" svg:width="1cm" svg:height="1cm" svg:x="12cm" svg:y="6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3cm" svg:y="6.8cm">
          <text:p text:style-name="P2"><text:span text:style-name="T1">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cm" svg:height="1cm" svg:x="14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5cm" svg:y="6.8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25.8cm" svg:height="1.798cm" svg:x="1.2cm" svg:y="2.602cm">
          <draw:text-box>
            <text:p>Apos a remoção a pagina ficara com 50% a menos da capacidade e devera juntar com a pagina superior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Remover OS</text:span></text:p>
          </draw:text-box>
        </draw:frame>
        <draw:custom-shape draw:style-name="gr1" draw:text-style-name="P3" draw:layer="layout" svg:width="1cm" svg:height="1cm" svg:x="2.7cm" svg:y="12.1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3.7cm" svg:y="12.1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4.7cm" svg:y="12.1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59" draw:id="id159" draw:layer="layout" svg:width="1cm" svg:height="1cm" svg:x="5.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60" draw:id="id160" draw:layer="layout" svg:width="1cm" svg:height="1cm" svg:x="7.4cm" svg:y="12.1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8.4cm" svg:y="12.1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61" draw:id="id161" draw:layer="layout" svg:width="1cm" svg:height="1cm" svg:x="10.4cm" svg:y="12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6.7cm" svg:y1="12.6cm" svg:x2="7.4cm" svg:y2="12.6cm" draw:start-shape="id159" draw:start-glue-point="1" draw:end-shape="id160" draw:end-glue-point="3" svg:d="M6700 12600h700" svg:viewBox="0 0 701 1">
          <text:p/>
        </draw:connector>
        <draw:custom-shape draw:style-name="gr1" draw:text-style-name="P3" xml:id="id162" draw:id="id162" draw:layer="layout" svg:width="1cm" svg:height="1cm" svg:x="12.1cm" svg:y="12.1cm">
          <text:p text:style-name="P2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3.1cm" svg:y="12.1cm">
          <text:p text:style-name="P2"><text:span text:style-name="T1">OW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.1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63" draw:id="id163" draw:layer="layout" svg:width="1cm" svg:height="1cm" svg:x="15.1cm" svg:y="12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3" draw:layer="layout" svg:x1="11.4cm" svg:y1="12.6cm" svg:x2="12.1cm" svg:y2="12.6cm" draw:start-shape="id161" draw:start-glue-point="1" draw:end-shape="id162" draw:end-glue-point="3" svg:d="M11400 12600h700" svg:viewBox="0 0 701 1">
          <text:p/>
        </draw:connector>
        <draw:custom-shape draw:style-name="gr1" draw:text-style-name="P3" xml:id="id164" draw:id="id164" draw:layer="layout" svg:width="1cm" svg:height="1cm" svg:x="16.7cm" svg:y="12.1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7.7cm" svg:y="12.1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8.7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65" draw:id="id165" draw:layer="layout" svg:width="1cm" svg:height="1cm" svg:x="19.7cm" svg:y="12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6.1cm" svg:y1="12.6cm" svg:x2="16.7cm" svg:y2="12.6cm" draw:start-shape="id163" draw:start-glue-point="1" draw:end-shape="id164" draw:end-glue-point="3" svg:d="M16100 12600h600" svg:viewBox="0 0 601 1">
          <text:p/>
        </draw:connector>
        <draw:custom-shape draw:style-name="gr1" draw:text-style-name="P3" xml:id="id166" draw:id="id166" draw:layer="layout" svg:width="1cm" svg:height="1cm" svg:x="21.4cm" svg:y="12.1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2.4cm" svg:y="12.1cm">
          <text:p text:style-name="P2"><text:span text:style-name="T1">P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3.4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4.4cm" svg:y="12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20.7cm" svg:y1="12.6cm" svg:x2="21.4cm" svg:y2="12.6cm" draw:start-shape="id165" draw:start-glue-point="1" draw:end-shape="id166" draw:end-glue-point="3" svg:d="M20700 12600h700" svg:viewBox="0 0 701 1">
          <text:p/>
        </draw:connector>
        <draw:line draw:style-name="gr22" draw:text-style-name="P18" draw:layer="layout" svg:x1="12cm" svg:y1="7.8cm" svg:x2="4.7cm" svg:y2="12.1cm">
          <text:p/>
        </draw:line>
        <draw:line draw:style-name="gr7" draw:text-style-name="P12" draw:layer="layout" svg:x1="13cm" svg:y1="7.8cm" svg:x2="9.4cm" svg:y2="12.1cm">
          <text:p/>
        </draw:line>
        <draw:line draw:style-name="gr7" draw:text-style-name="P12" draw:layer="layout" svg:x1="14cm" svg:y1="7.8cm" svg:x2="14.1cm" svg:y2="12.1cm">
          <text:p/>
        </draw:line>
        <draw:line draw:style-name="gr7" draw:text-style-name="P12" draw:layer="layout" svg:x1="15cm" svg:y1="7.8cm" svg:x2="18.7cm" svg:y2="12.1cm">
          <text:p/>
        </draw:line>
        <draw:line draw:style-name="gr7" draw:text-style-name="P12" draw:layer="layout" svg:x1="16cm" svg:y1="7.8cm" svg:x2="23.4cm" svg:y2="12.1cm">
          <text:p/>
        </draw:line>
        <draw:custom-shape draw:style-name="gr1" draw:text-style-name="P14" draw:layer="layout" svg:width="1cm" svg:height="1cm" svg:x="12cm" svg:y="6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cm" svg:height="1cm" svg:x="13cm" svg:y="6.8cm">
          <text:p text:style-name="P2"><text:span text:style-name="T1">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4cm" svg:y="6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cm" svg:y="6.8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5.8cm" svg:height="3.095cm" svg:x="1.2cm" svg:y="2.603cm">
          <draw:text-box>
            <text:p>Remoção de OS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Remover OS</text:span></text:p>
          </draw:text-box>
        </draw:frame>
        <draw:custom-shape draw:style-name="gr1" draw:text-style-name="P3" draw:layer="layout" svg:width="1cm" svg:height="1cm" svg:x="3.7cm" svg:y="12.1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4.7cm" svg:y="12.1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7cm" svg:y="12.1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67" draw:id="id167" draw:layer="layout" svg:width="1cm" svg:height="1cm" svg:x="6.7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68" draw:id="id168" draw:layer="layout" svg:width="1cm" svg:height="1cm" svg:x="8.4cm" svg:y="12.1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.4cm" svg:y="12.1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cm" svg:height="1cm" svg:x="10.4cm" svg:y="12.1cm">
          <text:p text:style-name="P2"><text:span text:style-name="T1">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69" draw:id="id169" draw:layer="layout" svg:width="1cm" svg:height="1cm" svg:x="11.4cm" svg:y="12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7.7cm" svg:y1="12.6cm" svg:x2="8.4cm" svg:y2="12.6cm" draw:start-shape="id167" draw:start-glue-point="1" draw:end-shape="id168" draw:end-glue-point="3" svg:d="M7700 12600h700" svg:viewBox="0 0 701 1">
          <text:p/>
        </draw:connector>
        <draw:connector draw:style-name="gr13" draw:text-style-name="P13" draw:layer="layout" svg:x1="12.4cm" svg:y1="12.6cm" svg:x2="13.2cm" svg:y2="12.6cm" draw:start-shape="id169" draw:start-glue-point="1" draw:end-shape="id170" draw:end-glue-point="3" svg:d="M12400 12600h800" svg:viewBox="0 0 801 1">
          <text:p/>
        </draw:connector>
        <draw:custom-shape draw:style-name="gr1" draw:text-style-name="P3" xml:id="id170" draw:id="id170" draw:layer="layout" svg:width="1cm" svg:height="1cm" svg:x="13.2cm" svg:y="12.1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.2cm" svg:y="12.1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.2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71" draw:id="id171" draw:layer="layout" svg:width="1cm" svg:height="1cm" svg:x="16.2cm" svg:y="1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72" draw:id="id172" draw:layer="layout" svg:width="1cm" svg:height="1cm" svg:x="17.9cm" svg:y="12.1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8.9cm" svg:y="12.1cm">
          <text:p text:style-name="P2"><text:span text:style-name="T1">P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9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0.9cm" svg:y="12.1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7.2cm" svg:y1="12.6cm" svg:x2="17.9cm" svg:y2="12.6cm" draw:start-shape="id171" draw:start-glue-point="1" draw:end-shape="id172" draw:end-glue-point="3" svg:d="M17200 12600h700" svg:viewBox="0 0 701 1">
          <text:p/>
        </draw:connector>
        <draw:line draw:style-name="gr22" draw:text-style-name="P18" draw:layer="layout" svg:x1="13cm" svg:y1="7.8cm" svg:x2="5.7cm" svg:y2="12.1cm">
          <text:p/>
        </draw:line>
        <draw:line draw:style-name="gr7" draw:text-style-name="P12" draw:layer="layout" svg:x1="14cm" svg:y1="7.8cm" svg:x2="10.4cm" svg:y2="12.1cm">
          <text:p/>
        </draw:line>
        <draw:line draw:style-name="gr7" draw:text-style-name="P12" draw:layer="layout" svg:x1="15cm" svg:y1="7.8cm" svg:x2="15.2cm" svg:y2="12.1cm">
          <text:p/>
        </draw:line>
        <draw:line draw:style-name="gr7" draw:text-style-name="P12" draw:layer="layout" svg:x1="16cm" svg:y1="7.8cm" svg:x2="19.9cm" svg:y2="12.1cm">
          <text:p/>
        </draw:line>
        <draw:custom-shape draw:style-name="gr1" draw:text-style-name="P14" draw:layer="layout" svg:width="1cm" svg:height="1cm" svg:x="13cm" svg:y="6.8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cm" svg:y="6.8cm">
          <text:p text:style-name="P2"><text:span text:style-name="T1">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5cm" svg:y="6.8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cm" svg:y="6.8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5.8cm" svg:height="3.095cm" svg:x="1.2cm" svg:y="2.603cm">
          <draw:text-box>
            <text:p>Como a capacidade ficou menor que 50% OW passa para a pagina anterior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" draw:text-style-name="P7" draw:layer="layout" svg:width="25.199cm" svg:height="2.629cm" svg:x="1.403cm" svg:y="0.631cm" presentation:class="title" presentation:user-transformed="true">
          <draw:text-box>
            <text:p text:style-name="P6"><text:span text:style-name="T2">Resultado:</text:span></text:p>
          </draw:text-box>
        </draw:frame>
        <draw:custom-shape draw:style-name="gr1" draw:text-style-name="P3" draw:layer="layout" svg:width="1cm" svg:height="1cm" svg:x="4.2cm" svg:y="10.8cm">
          <text:p text:style-name="P2"><text:span text:style-name="T1">M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.2cm" svg:y="10.8cm">
          <text:p text:style-name="P2"><text:span text:style-name="T1">M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.2cm" svg:y="10.8cm">
          <text:p text:style-name="P2"><text:span text:style-name="T1">MZ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3" draw:id="id173" draw:layer="layout" svg:width="1cm" svg:height="1cm" svg:x="7.2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74" draw:id="id174" draw:layer="layout" svg:width="1cm" svg:height="1cm" svg:x="8.9cm" svg:y="10.8cm">
          <text:p text:style-name="P2"><text:span text:style-name="T1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9.9cm" svg:y="10.8cm">
          <text:p text:style-name="P2"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0.9cm" svg:y="10.8cm">
          <text:p text:style-name="P2"><text:span text:style-name="T1">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75" draw:id="id175" draw:layer="layout" svg:width="1cm" svg:height="1cm" svg:x="11.9cm" svg:y="10.8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8.2cm" svg:y1="11.3cm" svg:x2="8.9cm" svg:y2="11.3cm" draw:start-shape="id173" draw:start-glue-point="1" draw:end-shape="id174" draw:end-glue-point="3" svg:d="M8200 11300h700" svg:viewBox="0 0 701 1">
          <text:p/>
        </draw:connector>
        <draw:connector draw:style-name="gr13" draw:text-style-name="P13" draw:layer="layout" svg:x1="12.9cm" svg:y1="11.3cm" svg:x2="13.7cm" svg:y2="11.3cm" draw:start-shape="id175" draw:start-glue-point="1" draw:end-shape="id176" draw:end-glue-point="3" svg:d="M12900 11300h800" svg:viewBox="0 0 801 1">
          <text:p/>
        </draw:connector>
        <draw:custom-shape draw:style-name="gr1" draw:text-style-name="P3" xml:id="id176" draw:id="id176" draw:layer="layout" svg:width="1cm" svg:height="1cm" svg:x="13.7cm" svg:y="10.8cm">
          <text:p text:style-name="P2"><text:span text:style-name="T1">O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.7cm" svg:y="10.8cm">
          <text:p text:style-name="P2"><text:span text:style-name="T1">P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5.7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77" draw:id="id177" draw:layer="layout" svg:width="1cm" svg:height="1cm" svg:x="16.7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xml:id="id178" draw:id="id178" draw:layer="layout" svg:width="1cm" svg:height="1cm" svg:x="18.4cm" svg:y="10.8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9.4cm" svg:y="10.8cm">
          <text:p text:style-name="P2"><text:span text:style-name="T1">P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20.4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21.4cm" svg:y="10.8cm">
          <text:p/>
          <draw:enhanced-geometry svg:viewBox="0 0 21600 21600" draw:type="rectangle" draw:enhanced-path="M 0 0 L 21600 0 21600 21600 0 21600 0 0 Z N"/>
        </draw:custom-shape>
        <draw:connector draw:style-name="gr9" draw:text-style-name="P13" draw:layer="layout" svg:x1="17.7cm" svg:y1="11.3cm" svg:x2="18.4cm" svg:y2="11.3cm" draw:start-shape="id177" draw:start-glue-point="1" draw:end-shape="id178" draw:end-glue-point="3" svg:d="M17700 11300h700" svg:viewBox="0 0 701 1">
          <text:p/>
        </draw:connector>
        <draw:line draw:style-name="gr22" draw:text-style-name="P18" draw:layer="layout" svg:x1="13.5cm" svg:y1="6.5cm" svg:x2="6.2cm" svg:y2="10.8cm">
          <text:p/>
        </draw:line>
        <draw:line draw:style-name="gr7" draw:text-style-name="P12" draw:layer="layout" svg:x1="14.5cm" svg:y1="6.5cm" svg:x2="10.9cm" svg:y2="10.8cm">
          <text:p/>
        </draw:line>
        <draw:line draw:style-name="gr7" draw:text-style-name="P12" draw:layer="layout" svg:x1="15.5cm" svg:y1="6.5cm" svg:x2="15.7cm" svg:y2="10.8cm">
          <text:p/>
        </draw:line>
        <draw:line draw:style-name="gr7" draw:text-style-name="P12" draw:layer="layout" svg:x1="16.5cm" svg:y1="6.5cm" svg:x2="20.4cm" svg:y2="10.8cm">
          <text:p/>
        </draw:line>
        <draw:custom-shape draw:style-name="gr1" draw:text-style-name="P14" draw:layer="layout" svg:width="1cm" svg:height="1cm" svg:x="13.5cm" svg:y="5.5cm">
          <text:p text:style-name="P10"><text:span text:style-name="T3">O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4.5cm" svg:y="5.5cm">
          <text:p text:style-name="P2"><text:span text:style-name="T1">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cm" svg:height="1cm" svg:x="15.5cm" svg:y="5.5cm">
          <text:p text:style-name="P2"><text:span text:style-name="T1">P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16.5cm" svg:y="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4:52:38.557971492</meta:creation-date>
    <dc:date>2021-11-24T14:45:41.355982380</dc:date>
    <meta:editing-duration>PT21M2S</meta:editing-duration>
    <meta:editing-cycles>4</meta:editing-cycles>
    <meta:generator>LibreOffice/6.4.7.2$Linux_X86_64 LibreOffice_project/40$Build-2</meta:generator>
    <meta:document-statistic meta:object-count="1038"/>
  </office:meta>
</office:document-meta>
</file>